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3" style:family="table-column">
      <style:table-column-properties fo:break-before="auto" style:column-width="2.258cm"/>
    </style:style>
    <style:style style:name="co20" style:family="table-column">
      <style:table-column-properties fo:break-before="auto" style:column-width="1.035cm"/>
    </style:style>
    <style:style style:name="co21" style:family="table-column">
      <style:table-column-properties fo:break-before="auto" style:column-width="1.909cm"/>
    </style:style>
    <style:style style:name="co22" style:family="table-column">
      <style:table-column-properties fo:break-before="auto" style:column-width="1.406cm"/>
    </style:style>
    <style:style style:name="co23" style:family="table-column">
      <style:table-column-properties fo:break-before="auto" style:column-width="5.914cm"/>
    </style:style>
    <style:style style:name="co24" style:family="table-column">
      <style:table-column-properties fo:break-before="auto" style:column-width="18.953cm"/>
    </style:style>
    <style:style style:name="co25" style:family="table-column">
      <style:table-column-properties fo:break-before="auto" style:column-width="23.742cm"/>
    </style:style>
    <style:style style:name="co18" style:family="table-column">
      <style:table-column-properties fo:break-before="auto" style:column-width="1.722cm"/>
    </style:style>
    <style:style style:name="co19" style:family="table-column">
      <style:table-column-properties fo:break-before="auto" style:column-width="2.545cm"/>
    </style:style>
    <style:style style:name="co26" style:family="table-column">
      <style:table-column-properties fo:break-before="auto" style:column-width="2.448cm"/>
    </style:style>
    <style:style style:name="co27" style:family="table-column">
      <style:table-column-properties fo:break-before="auto" style:column-width="3.083cm"/>
    </style:style>
    <style:style style:name="co28" style:family="table-column">
      <style:table-column-properties fo:break-before="auto" style:column-width="7.205cm"/>
    </style:style>
    <style:style style:name="co29" style:family="table-column">
      <style:table-column-properties fo:break-before="auto" style:column-width="5.701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10" style:family="table-row">
      <style:table-row-properties style:row-height="2.021cm" fo:break-before="auto" style:use-optimal-row-height="true"/>
    </style:style>
    <style:style style:name="ro11" style:family="table-row">
      <style:table-row-properties style:row-height="1.011cm" fo:break-before="auto" style:use-optimal-row-height="true"/>
    </style:style>
    <style:style style:name="ro12" style:family="table-row">
      <style:table-row-properties style:row-height="1.914cm" fo:break-before="auto" style:use-optimal-row-height="true"/>
    </style:style>
    <style:style style:name="ro13" style:family="table-row">
      <style:table-row-properties style:row-height="1.069cm" fo:break-before="auto" style:use-optimal-row-height="true"/>
    </style:style>
    <style:style style:name="ro14" style:family="table-row">
      <style:table-row-properties style:row-height="0.543cm" fo:break-before="auto" style:use-optimal-row-height="true"/>
    </style:style>
    <style:style style:name="ro15" style:family="table-row">
      <style:table-row-properties style:row-height="5.443cm" fo:break-before="auto" style:use-optimal-row-height="true"/>
    </style:style>
    <style:style style:name="ro16" style:family="table-row">
      <style:table-row-properties style:row-height="2.177cm" fo:break-before="auto" style:use-optimal-row-height="true"/>
    </style:style>
    <style:style style:name="ro17" style:family="table-row">
      <style:table-row-properties style:row-height="3.649cm" fo:break-before="auto" style:use-optimal-row-height="true"/>
    </style:style>
    <style:style style:name="ro18" style:family="table-row">
      <style:table-row-properties style:row-height="4.165cm" fo:break-before="auto" style:use-optimal-row-height="true"/>
    </style:style>
    <style:style style:name="ro19" style:family="table-row">
      <style:table-row-properties style:row-height="2.621cm" fo:break-before="auto" style:use-optimal-row-height="true"/>
    </style:style>
    <style:style style:name="ro20" style:family="table-row">
      <style:table-row-properties style:row-height="0.587cm" fo:break-before="auto" style:use-optimal-row-height="true"/>
    </style:style>
    <style:style style:name="ro21" style:family="table-row">
      <style:table-row-properties style:row-height="2.155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15.743cm" fo:break-before="auto" style:use-optimal-row-height="true"/>
    </style:style>
    <style:style style:name="ro24" style:family="table-row">
      <style:table-row-properties style:row-height="1.109cm" fo:break-before="auto" style:use-optimal-row-height="true"/>
    </style:style>
    <style:style style:name="ro25" style:family="table-row">
      <style:table-row-properties style:row-height="2.678cm" fo:break-before="auto" style:use-optimal-row-height="true"/>
    </style:style>
    <style:style style:name="ro26" style:family="table-row">
      <style:table-row-properties style:row-height="4.246cm" fo:break-before="auto" style:use-optimal-row-height="true"/>
    </style:style>
    <style:style style:name="ro27" style:family="table-row">
      <style:table-row-properties style:row-height="3.2cm" fo:break-before="auto" style:use-optimal-row-height="true"/>
    </style:style>
    <style:style style:name="ro28" style:family="table-row">
      <style:table-row-properties style:row-height="3.724cm" fo:break-before="auto" style:use-optimal-row-height="true"/>
    </style:style>
    <style:style style:name="ro29" style:family="table-row">
      <style:table-row-properties style:row-height="4.768cm" fo:break-before="auto" style:use-optimal-row-height="true"/>
    </style:style>
    <style:style style:name="ro30" style:family="table-row">
      <style:table-row-properties style:row-height="0.513cm" fo:break-before="auto" style:use-optimal-row-height="true"/>
    </style:style>
    <style:style style:name="ta2" style:family="table" style:master-page-name="PageStyle_5f_LineMessageMaster">
      <style:table-properties table:display="true" style:writing-mode="lr-tb" tableooo:tab-color="#ff0000"/>
    </style:style>
    <style:style style:name="ta4" style:family="table" style:master-page-name="Default">
      <style:table-properties table:display="true" style:writing-mode="lr-tb"/>
    </style:style>
    <style:style style:name="ta5" style:family="table" style:master-page-name="PageStyle_5f_MasterData作成">
      <style:table-properties table:display="true" style:writing-mode="lr-tb"/>
    </style:style>
    <number:text-style style:name="N100">
      <number:text-content/>
    </number:text-style>
    <number:time-style style:name="N10040" number:language="ja" number:country="JP">
      <number:hours/>
      <number:text>:</number:text>
      <number:minutes number:style="long"/>
    </number:time-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44"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5"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diagonal-bl-tr="none" style:diagonal-tl-br="none" fo:background-color="transparent" fo:border="0.06pt fine-dashed #000000" style:rotation-align="none"/>
      <style:text-properties style:text-position=""/>
    </style:style>
    <style:style style:name="ce48" style:family="table-cell" style:parent-style-name="Default" style:data-style-name="N0">
      <style:table-cell-properties style:diagonal-bl-tr="none" style:diagonal-tl-br="none" fo:border="0.06pt fine-dashed #000000" style:rotation-align="none"/>
      <style:text-properties style:text-position=""/>
    </style:style>
    <style:style style:name="ce49"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0" style:family="table-cell" style:parent-style-name="Default" style:data-style-name="N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51"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52" style:family="table-cell" style:parent-style-name="Default" style:data-style-name="N100">
      <style:text-properties style:text-position=""/>
    </style:style>
    <style:style style:name="ce53"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4" style:family="table-cell" style:parent-style-name="Default" style:data-style-name="N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text-position=""/>
    </style:style>
    <style:style style:name="ce55" style:family="table-cell" style:parent-style-name="Default" style:data-style-name="N0">
      <style:table-cell-properties fo:border-bottom="0.06pt fine-dashed #000000" style:diagonal-bl-tr="none" style:diagonal-tl-br="none" style:text-align-source="fix" style:repeat-content="false" fo:background-color="transparent" fo:border-left="0.06pt fine-dashed #000000" fo:border-right="none" style:rotation-align="none" fo:border-top="0.06pt fine-dashed #000000"/>
      <style:paragraph-properties fo:text-align="start" fo:margin-left="0cm"/>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style:diagonal-bl-tr="none" style:diagonal-tl-br="none" style:text-align-source="fix" style:repeat-content="false" fo:border="0.06pt fine-dashed #000000" style:rotation-align="none"/>
      <style:paragraph-properties fo:text-align="start" fo:margin-left="0cm"/>
      <style:text-properties style:text-position=""/>
    </style:style>
    <style:style style:name="ce57" style:family="table-cell" style:parent-style-name="Default" style:data-style-name="N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 style:family="table-cell" style:parent-style-name="Default" style:data-style-name="N0">
      <style:text-properties style:text-position=""/>
    </style:style>
    <style:style style:name="ce59"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60"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61"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62"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order-bottom="0.06pt fine-dashed #000000" style:diagonal-bl-tr="none" style:diagonal-tl-br="none" style:text-align-source="fix" style:repeat-content="false" fo:border-left="0.06pt fine-dashed #000000" fo:border-right="0.06pt fine-dashed #000000" style:rotation-align="none" fo:border-top="none"/>
      <style:paragraph-properties fo:text-align="start" fo:margin-left="0cm"/>
      <style:text-properties style:text-position=""/>
    </style:style>
    <style:style style:name="ce65" style:family="table-cell" style:parent-style-name="Default" style:data-style-name="N100">
      <style:table-cell-properties style:diagonal-bl-tr="none" style:diagonal-tl-br="none" style:text-align-source="fix" style:repeat-content="false" fo:border="0.06pt fine-dashed #000000" style:rotation-align="none"/>
      <style:paragraph-properties fo:text-align="start" fo:margin-left="0cm"/>
      <style:text-properties style:text-position=""/>
    </style:style>
    <style:style style:name="ce66"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68" style:family="table-cell" style:parent-style-name="Default" style:data-style-name="N100">
      <style:table-cell-properties style:diagonal-bl-tr="none" style:diagonal-tl-br="none" fo:border="0.06pt fine-dashed #000000" style:rotation-align="none"/>
      <style:text-properties style:text-position=""/>
    </style:style>
    <style:style style:name="ce69"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70"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name-complex="Mangal" style:font-size-complex="11pt" style:font-style-complex="normal" style:font-weight-complex="normal"/>
    </style:style>
    <style:style style:name="ce71"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data-style-name="N1004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fo:border="0.06pt solid #000000" style:rotation-align="none"/>
    </style:style>
    <style:style style:name="ce74" style:family="table-cell" style:parent-style-name="Default">
      <style:table-cell-properties style:rotation-align="none"/>
    </style:style>
    <style:style style:name="ce75"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6"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79" style:family="table-cell" style:parent-style-name="Default" style:data-style-name="N100">
      <style:table-cell-properties style:diagonal-bl-tr="none" style:diagonal-tl-br="none" fo:background-color="transparent" fo:border="0.06pt fine-dashed #000000" style:rotation-align="none"/>
    </style:style>
    <style:style style:name="ce80" style:family="table-cell" style:parent-style-name="Default" style:data-style-name="N100">
      <style:table-cell-properties style:diagonal-bl-tr="none" style:diagonal-tl-br="none" fo:border="0.06pt fine-dashed #000000" style:rotation-align="none"/>
    </style:style>
    <style:style style:name="ce81" style:family="table-cell" style:parent-style-name="Default" style:data-style-name="N100">
      <style:table-cell-properties style:diagonal-bl-tr="none" style:diagonal-tl-br="none" fo:border="0.06pt fine-dashed #000000" style:rotation-align="none"/>
      <style:text-properties style:font-name="ＭＳ Ｐゴシック" style:font-name-asian="ＭＳ Ｐゴシック" style:font-name-complex="Mangal"/>
    </style:style>
    <style:style style:name="ce82"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83"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5">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8" table:default-cell-style-name="Default"/>
        <table:table-column table:style-name="co19" table:default-cell-style-name="Default"/>
        <table:table-column table:style-name="co26" table:default-cell-style-name="Default"/>
        <table:table-column table:style-name="co18" table:number-columns-repeated="1021" table:default-cell-style-name="Default"/>
        <table:table-row table:style-name="ro1" table:number-rows-repeated="2">
          <table:table-cell table:number-columns-repeated="1024"/>
        </table:table-row>
        <table:table-row table:style-name="ro1">
          <table:table-cell/>
          <table:table-cell table:style-name="ce73" office:value-type="string" calcext:value-type="string">
            <text:p>MasterVersion</text:p>
          </table:table-cell>
          <table:table-cell table:style-name="ce73" office:value-type="float" office:value="2014031603" calcext:value-type="float">
            <text:p>2014031603</text:p>
          </table:table-cell>
          <table:table-cell table:number-columns-repeated="1021"/>
        </table:table-row>
        <table:table-row table:style-name="ro1">
          <table:table-cell table:number-columns-repeated="2"/>
          <table:table-cell table:style-name="ce74"/>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62cm" svg:height="0.736cm" svg:x="0.106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4">
        <office:forms form:automatic-focus="false" form:apply-design-mode="false"/>
        <table:table-column table:style-name="co13" table:default-cell-style-name="Default"/>
        <table:table-column table:style-name="co27" table:default-cell-style-name="ce76"/>
        <table:table-column table:style-name="co28" table:default-cell-style-name="ce80"/>
        <table:table-column table:style-name="co29" table:default-cell-style-name="ce80"/>
        <table:table-column table:style-name="co13" table:default-cell-style-name="ce80"/>
        <table:table-column table:style-name="co13" table:default-cell-style-name="Default"/>
        <table:table-row table:style-name="ro6" table:number-rows-repeated="2">
          <table:table-cell/>
          <table:table-cell table:style-name="Default" table:number-columns-repeated="4"/>
          <table:table-cell/>
        </table:table-row>
        <table:table-row table:style-name="ro4">
          <table:table-cell/>
          <table:table-cell table:style-name="ce75" office:value-type="string" calcext:value-type="string">
            <text:p>ライブハウスNo</text:p>
          </table:table-cell>
          <table:table-cell table:style-name="ce77" office:value-type="string" calcext:value-type="string">
            <text:p>日時</text:p>
          </table:table-cell>
          <table:table-cell table:style-name="ce82" office:value-type="string" calcext:value-type="string">
            <text:p>情報</text:p>
          </table:table-cell>
          <table:table-cell table:style-name="ce82" office:value-type="string" calcext:value-type="string">
            <text:p>ソート順</text:p>
          </table:table-cell>
          <table:table-cell office:value-type="string" calcext:value-type="string">
            <text:p>ON/OFF</text:p>
          </table:table-cell>
        </table:table-row>
        <table:table-row table:style-name="ro2">
          <table:table-cell/>
          <table:table-cell office:value-type="string" calcext:value-type="string">
            <text:p>1</text:p>
          </table:table-cell>
          <table:table-cell table:style-name="ce76" office:value-type="string" calcext:value-type="string">
            <text:p>新宿Motion</text:p>
          </table:table-cell>
          <table:table-cell table:style-name="ce76"/>
          <table:table-cell table:style-name="ce76" office:value-type="string" calcext:value-type="string">
            <text:p>1</text:p>
          </table:table-cell>
          <table:table-cell office:value-type="float" office:value="1" calcext:value-type="float">
            <text:p>1</text:p>
          </table:table-cell>
        </table:table-row>
        <table:table-row table:style-name="ro30">
          <table:table-cell/>
          <table:table-cell office:value-type="string" calcext:value-type="string">
            <text:p>2</text:p>
          </table:table-cell>
          <table:table-cell table:style-name="ce76" office:value-type="string" calcext:value-type="string">
            <text:p>新宿Marble</text:p>
          </table:table-cell>
          <table:table-cell table:style-name="ce76"/>
          <table:table-cell table:style-name="ce76" office:value-type="string" calcext:value-type="string">
            <text:p>2</text:p>
          </table:table-cell>
          <table:table-cell office:value-type="float" office:value="1" calcext:value-type="float">
            <text:p>1</text:p>
          </table:table-cell>
        </table:table-row>
        <table:table-row table:style-name="ro30">
          <table:table-cell/>
          <table:table-cell office:value-type="string" calcext:value-type="string">
            <text:p>3</text:p>
          </table:table-cell>
          <table:table-cell table:style-name="ce76" office:value-type="string" calcext:value-type="string">
            <text:p>新宿Marz</text:p>
          </table:table-cell>
          <table:table-cell table:style-name="ce76"/>
          <table:table-cell table:style-name="ce76" office:value-type="string" calcext:value-type="string">
            <text:p>3</text:p>
          </table:table-cell>
          <table:table-cell office:value-type="float" office:value="1" calcext:value-type="float">
            <text:p>1</text:p>
          </table:table-cell>
        </table:table-row>
        <table:table-row table:style-name="ro30">
          <table:table-cell/>
          <table:table-cell office:value-type="string" calcext:value-type="string">
            <text:p>4</text:p>
          </table:table-cell>
          <table:table-cell table:style-name="ce78" office:value-type="string" calcext:value-type="string">
            <text:p>新宿LOFT</text:p>
          </table:table-cell>
          <table:table-cell table:style-name="ce78"/>
          <table:table-cell table:style-name="ce76" office:value-type="string" calcext:value-type="string">
            <text:p>4</text:p>
          </table:table-cell>
          <table:table-cell office:value-type="float" office:value="1" calcext:value-type="float">
            <text:p>1</text:p>
          </table:table-cell>
        </table:table-row>
        <table:table-row table:style-name="ro30">
          <table:table-cell/>
          <table:table-cell office:value-type="string" calcext:value-type="string">
            <text:p>5</text:p>
          </table:table-cell>
          <table:table-cell table:style-name="ce76" office:value-type="string" calcext:value-type="string">
            <text:p>秋葉原GOODMAN</text:p>
          </table:table-cell>
          <table:table-cell table:style-name="ce78"/>
          <table:table-cell table:style-name="ce76" office:value-type="string" calcext:value-type="string">
            <text:p>5</text:p>
          </table:table-cell>
          <table:table-cell office:value-type="float" office:value="1" calcext:value-type="float">
            <text:p>1</text:p>
          </table:table-cell>
        </table:table-row>
        <table:table-row table:style-name="ro30">
          <table:table-cell/>
          <table:table-cell office:value-type="string" calcext:value-type="string">
            <text:p>6</text:p>
          </table:table-cell>
          <table:table-cell table:style-name="ce76" office:value-type="string" calcext:value-type="string">
            <text:p>下北沢BASEMENT BAR</text:p>
          </table:table-cell>
          <table:table-cell table:style-name="ce79"/>
          <table:table-cell table:style-name="ce76" office:value-type="string" calcext:value-type="string">
            <text:p>6</text:p>
          </table:table-cell>
          <table:table-cell office:value-type="float" office:value="1" calcext:value-type="float">
            <text:p>1</text:p>
          </table:table-cell>
        </table:table-row>
        <table:table-row table:style-name="ro2">
          <table:table-cell/>
          <table:table-cell office:value-type="string" calcext:value-type="string">
            <text:p>7</text:p>
          </table:table-cell>
          <table:table-cell table:style-name="ce78" office:value-type="string" calcext:value-type="string">
            <text:p>下北沢THREE</text:p>
          </table:table-cell>
          <table:table-cell table:style-name="ce78"/>
          <table:table-cell table:style-name="ce76" office:value-type="string" calcext:value-type="string">
            <text:p>7</text:p>
          </table:table-cell>
          <table:table-cell office:value-type="float" office:value="1" calcext:value-type="float">
            <text:p>1</text:p>
          </table:table-cell>
        </table:table-row>
        <table:table-row table:style-name="ro2">
          <table:table-cell/>
          <table:table-cell office:value-type="string" calcext:value-type="string">
            <text:p>8</text:p>
          </table:table-cell>
          <table:table-cell table:style-name="ce78" office:value-type="string" calcext:value-type="string">
            <text:p>下北沢DAISY BAR</text:p>
          </table:table-cell>
          <table:table-cell table:style-name="ce79"/>
          <table:table-cell table:style-name="ce76" office:value-type="string" calcext:value-type="string">
            <text:p>8</text:p>
          </table:table-cell>
          <table:table-cell office:value-type="float" office:value="1" calcext:value-type="float">
            <text:p>1</text:p>
          </table:table-cell>
        </table:table-row>
        <table:table-row table:style-name="ro2">
          <table:table-cell/>
          <table:table-cell office:value-type="string" calcext:value-type="string">
            <text:p>9</text:p>
          </table:table-cell>
          <table:table-cell table:style-name="ce79" office:value-type="string" calcext:value-type="string">
            <text:p>下北沢SHELTER</text:p>
          </table:table-cell>
          <table:table-cell table:style-name="ce83"/>
          <table:table-cell table:style-name="ce76" office:value-type="string" calcext:value-type="string">
            <text:p>9</text:p>
          </table:table-cell>
          <table:table-cell office:value-type="float" office:value="0" calcext:value-type="float">
            <text:p>0</text:p>
          </table:table-cell>
        </table:table-row>
        <table:table-row table:style-name="ro2">
          <table:table-cell/>
          <table:table-cell office:value-type="string" calcext:value-type="string">
            <text:p>10</text:p>
          </table:table-cell>
          <table:table-cell table:style-name="ce78" office:value-type="string" calcext:value-type="string">
            <text:p>下北沢QUE</text:p>
          </table:table-cell>
          <table:table-cell/>
          <table:table-cell table:style-name="ce76" office:value-type="string" calcext:value-type="string">
            <text:p>11</text:p>
          </table:table-cell>
          <table:table-cell office:value-type="float" office:value="0" calcext:value-type="float">
            <text:p>0</text:p>
          </table:table-cell>
        </table:table-row>
        <table:table-row table:style-name="ro2">
          <table:table-cell/>
          <table:table-cell office:value-type="string" calcext:value-type="string">
            <text:p>11</text:p>
          </table:table-cell>
          <table:table-cell table:style-name="ce79" office:value-type="string" calcext:value-type="string">
            <text:p>下北沢251</text:p>
          </table:table-cell>
          <table:table-cell/>
          <table:table-cell table:style-name="ce76" office:value-type="string" calcext:value-type="string">
            <text:p>10</text:p>
          </table:table-cell>
          <table:table-cell office:value-type="float" office:value="0" calcext:value-type="float">
            <text:p>0</text:p>
          </table:table-cell>
        </table:table-row>
        <table:table-row table:style-name="ro2">
          <table:table-cell/>
          <table:table-cell office:value-type="string" calcext:value-type="string">
            <text:p>12</text:p>
          </table:table-cell>
          <table:table-cell table:style-name="ce79" office:value-type="string" calcext:value-type="string">
            <text:p>下北沢ERA</text:p>
          </table:table-cell>
          <table:table-cell/>
          <table:table-cell office:value-type="string" calcext:value-type="string">
            <text:p>12</text:p>
          </table:table-cell>
          <table:table-cell office:value-type="float" office:value="0" calcext:value-type="float">
            <text:p>0</text:p>
          </table:table-cell>
        </table:table-row>
        <table:table-row table:style-name="ro2">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0" calcext:value-type="float">
            <text:p>0</text:p>
          </table:table-cell>
        </table:table-row>
        <table:table-row table:style-name="ro2">
          <table:table-cell/>
          <table:table-cell office:value-type="string" calcext:value-type="string">
            <text:p>14</text:p>
          </table:table-cell>
          <table:table-cell office:value-type="string" calcext:value-type="string">
            <text:p>下北沢GARAGE</text:p>
          </table:table-cell>
          <table:table-cell/>
          <table:table-cell office:value-type="string" calcext:value-type="string">
            <text:p>14</text:p>
          </table:table-cell>
          <table:table-cell office:value-type="float" office:value="0" calcext:value-type="float">
            <text:p>0</text:p>
          </table:table-cell>
        </table:table-row>
        <table:table-row table:style-name="ro2">
          <table:table-cell/>
          <table:table-cell office:value-type="string" calcext:value-type="string">
            <text:p>15</text:p>
          </table:table-cell>
          <table:table-cell table:style-name="Default" office:value-type="string" calcext:value-type="string">
            <text:p>下北沢屋根裏</text:p>
          </table:table-cell>
          <table:table-cell/>
          <table:table-cell office:value-type="string" calcext:value-type="string">
            <text:p>15</text:p>
          </table:table-cell>
          <table:table-cell office:value-type="float" office:value="0" calcext:value-type="float">
            <text:p>0</text:p>
          </table:table-cell>
        </table:table-row>
        <table:table-row table:style-name="ro2">
          <table:table-cell/>
          <table:table-cell office:value-type="string" calcext:value-type="string">
            <text:p>16</text:p>
          </table:table-cell>
          <table:table-cell office:value-type="string" calcext:value-type="string">
            <text:p>新代田FEVER</text:p>
          </table:table-cell>
          <table:table-cell/>
          <table:table-cell office:value-type="string" calcext:value-type="string">
            <text:p>16</text:p>
          </table:table-cell>
          <table:table-cell office:value-type="float" office:value="0" calcext:value-type="float">
            <text:p>0</text:p>
          </table:table-cell>
        </table:table-row>
        <table:table-row table:style-name="ro2">
          <table:table-cell/>
          <table:table-cell office:value-type="string" calcext:value-type="string">
            <text:p>17</text:p>
          </table:table-cell>
          <table:table-cell office:value-type="string" calcext:value-type="string">
            <text:p>東高円寺U.F.O. CLUB</text:p>
          </table:table-cell>
          <table:table-cell/>
          <table:table-cell office:value-type="string" calcext:value-type="string">
            <text:p>17</text:p>
          </table:table-cell>
          <table:table-cell office:value-type="float" office:value="0" calcext:value-type="float">
            <text:p>0</text:p>
          </table:table-cell>
        </table:table-row>
        <table:table-row table:style-name="ro2">
          <table:table-cell/>
          <table:table-cell office:value-type="string" calcext:value-type="string">
            <text:p>18</text:p>
          </table:table-cell>
          <table:table-cell office:value-type="string" calcext:value-type="string">
            <text:p>東高円寺二万電圧</text:p>
          </table:table-cell>
          <table:table-cell/>
          <table:table-cell office:value-type="string" calcext:value-type="string">
            <text:p>18</text:p>
          </table:table-cell>
          <table:table-cell office:value-type="float" office:value="0" calcext:value-type="float">
            <text:p>0</text:p>
          </table:table-cell>
        </table:table-row>
        <table:table-row table:style-name="ro2">
          <table:table-cell/>
          <table:table-cell office:value-type="string" calcext:value-type="string">
            <text:p>19</text:p>
          </table:table-cell>
          <table:table-cell table:style-name="Default" office:value-type="string" calcext:value-type="string">
            <text:p>渋谷TSUTAYA O-EAST</text:p>
          </table:table-cell>
          <table:table-cell/>
          <table:table-cell office:value-type="string" calcext:value-type="string">
            <text:p>19</text:p>
          </table:table-cell>
          <table:table-cell office:value-type="float" office:value="0" calcext:value-type="float">
            <text:p>0</text:p>
          </table:table-cell>
        </table:table-row>
        <table:table-row table:style-name="ro2">
          <table:table-cell/>
          <table:table-cell office:value-type="string" calcext:value-type="string">
            <text:p>20</text:p>
          </table:table-cell>
          <table:table-cell table:style-name="Default" office:value-type="string" calcext:value-type="string">
            <text:p>渋谷TSUTAYA O-WEST</text:p>
          </table:table-cell>
          <table:table-cell/>
          <table:table-cell office:value-type="string" calcext:value-type="string">
            <text:p>20</text:p>
          </table:table-cell>
          <table:table-cell office:value-type="float" office:value="0" calcext:value-type="float">
            <text:p>0</text:p>
          </table:table-cell>
        </table:table-row>
        <table:table-row table:style-name="ro2">
          <table:table-cell/>
          <table:table-cell office:value-type="string" calcext:value-type="string">
            <text:p>21</text:p>
          </table:table-cell>
          <table:table-cell table:style-name="Default" office:value-type="string" calcext:value-type="string">
            <text:p>渋谷TSUTAYA O-nest</text:p>
          </table:table-cell>
          <table:table-cell/>
          <table:table-cell office:value-type="string" calcext:value-type="string">
            <text:p>21</text:p>
          </table:table-cell>
          <table:table-cell office:value-type="float" office:value="0" calcext:value-type="float">
            <text:p>0</text:p>
          </table:table-cell>
        </table:table-row>
        <table:table-row table:style-name="ro2">
          <table:table-cell/>
          <table:table-cell office:value-type="string" calcext:value-type="string">
            <text:p>22</text:p>
          </table:table-cell>
          <table:table-cell table:style-name="Default" office:value-type="string" calcext:value-type="string">
            <text:p>渋谷TSUTAYA O-Crest</text:p>
          </table:table-cell>
          <table:table-cell/>
          <table:table-cell office:value-type="string" calcext:value-type="string">
            <text:p>22</text:p>
          </table:table-cell>
          <table:table-cell office:value-type="float" office:value="0" calcext:value-type="float">
            <text:p>0</text:p>
          </table:table-cell>
        </table:table-row>
        <table:table-row table:style-name="ro2">
          <table:table-cell/>
          <table:table-cell office:value-type="string" calcext:value-type="string">
            <text:p>23</text:p>
          </table:table-cell>
          <table:table-cell table:style-name="ce81" office:value-type="string" calcext:value-type="string">
            <text:p>渋谷CHELSEA HOTEL</text:p>
          </table:table-cell>
          <table:table-cell/>
          <table:table-cell office:value-type="string" calcext:value-type="string">
            <text:p>23</text:p>
          </table:table-cell>
          <table:table-cell office:value-type="float" office:value="0" calcext:value-type="float">
            <text:p>0</text:p>
          </table:table-cell>
        </table:table-row>
        <table:table-row table:style-name="ro2">
          <table:table-cell/>
          <table:table-cell office:value-type="string" calcext:value-type="string">
            <text:p>24</text:p>
          </table:table-cell>
          <table:table-cell office:value-type="string" calcext:value-type="string">
            <text:p>渋谷乙</text:p>
          </table:table-cell>
          <table:table-cell/>
          <table:table-cell office:value-type="string" calcext:value-type="string">
            <text:p>24</text:p>
          </table:table-cell>
          <table:table-cell office:value-type="float" office:value="0" calcext:value-type="float">
            <text:p>0</text:p>
          </table:table-cell>
        </table:table-row>
        <table:table-row table:style-name="ro2">
          <table:table-cell/>
          <table:table-cell office:value-type="string" calcext:value-type="string">
            <text:p>25</text:p>
          </table:table-cell>
          <table:table-cell table:style-name="ce81" office:value-type="string" calcext:value-type="string">
            <text:p>渋谷LUSH</text:p>
          </table:table-cell>
          <table:table-cell/>
          <table:table-cell office:value-type="string" calcext:value-type="string">
            <text:p>25</text:p>
          </table:table-cell>
          <table:table-cell office:value-type="float" office:value="0" calcext:value-type="float">
            <text:p>0</text:p>
          </table:table-cell>
        </table:table-row>
        <table:table-row table:style-name="ro2">
          <table:table-cell/>
          <table:table-cell office:value-type="string" calcext:value-type="string">
            <text:p>26</text:p>
          </table:table-cell>
          <table:table-cell office:value-type="string" calcext:value-type="string">
            <text:p>渋谷CLUB QUATTRO</text:p>
          </table:table-cell>
          <table:table-cell/>
          <table:table-cell office:value-type="string" calcext:value-type="string">
            <text:p>26</text:p>
          </table:table-cell>
          <table:table-cell office:value-type="float" office:value="0" calcext:value-type="float">
            <text:p>0</text:p>
          </table:table-cell>
        </table:table-row>
        <table:table-row table:style-name="ro2">
          <table:table-cell/>
          <table:table-cell office:value-type="string" calcext:value-type="string">
            <text:p>27</text:p>
          </table:table-cell>
          <table:table-cell office:value-type="string" calcext:value-type="string">
            <text:p>渋谷WWW</text:p>
          </table:table-cell>
          <table:table-cell/>
          <table:table-cell office:value-type="string" calcext:value-type="string">
            <text:p>27</text:p>
          </table:table-cell>
          <table:table-cell office:value-type="float" office:value="0" calcext:value-type="float">
            <text:p>0</text:p>
          </table:table-cell>
        </table:table-row>
        <table:table-row table:style-name="ro2">
          <table:table-cell/>
          <table:table-cell office:value-type="string" calcext:value-type="string">
            <text:p>28</text:p>
          </table:table-cell>
          <table:table-cell office:value-type="string" calcext:value-type="string">
            <text:p>代官山UNIT</text:p>
          </table:table-cell>
          <table:table-cell/>
          <table:table-cell office:value-type="string" calcext:value-type="string">
            <text:p>28</text:p>
          </table:table-cell>
          <table:table-cell office:value-type="float" office:value="0" calcext:value-type="float">
            <text:p>0</text:p>
          </table:table-cell>
        </table:table-row>
        <table:table-row table:style-name="ro2">
          <table:table-cell/>
          <table:table-cell office:value-type="string" calcext:value-type="string">
            <text:p>29</text:p>
          </table:table-cell>
          <table:table-cell office:value-type="string" calcext:value-type="string">
            <text:p>原宿アストロホール</text:p>
          </table:table-cell>
          <table:table-cell/>
          <table:table-cell office:value-type="string" calcext:value-type="string">
            <text:p>29</text:p>
          </table:table-cell>
          <table:table-cell office:value-type="float" office:value="0" calcext:value-type="float">
            <text:p>0</text:p>
          </table:table-cell>
        </table:table-row>
        <table:table-row table:style-name="ro2">
          <table:table-cell/>
          <table:table-cell office:value-type="string" calcext:value-type="string">
            <text:p>30</text:p>
          </table:table-cell>
          <table:table-cell office:value-type="string" calcext:value-type="string">
            <text:p>恵比寿LIQUIDROOM</text:p>
          </table:table-cell>
          <table:table-cell/>
          <table:table-cell office:value-type="string" calcext:value-type="string">
            <text:p>30</text:p>
          </table:table-cell>
          <table:table-cell office:value-type="float" office:value="0" calcext:value-type="float">
            <text:p>0</text:p>
          </table:table-cell>
        </table:table-row>
        <table:table-row table:style-name="ro2">
          <table:table-cell/>
          <table:table-cell office:value-type="string" calcext:value-type="string">
            <text:p>31</text:p>
          </table:table-cell>
          <table:table-cell office:value-type="string" calcext:value-type="string">
            <text:p>池袋muisc.org</text:p>
          </table:table-cell>
          <table:table-cell/>
          <table:table-cell office:value-type="string" calcext:value-type="string">
            <text:p>31</text:p>
          </table:table-cell>
          <table:table-cell office:value-type="float" office:value="0" calcext:value-type="float">
            <text:p>0</text:p>
          </table:table-cell>
        </table:table-row>
        <table:table-row table:style-name="ro2">
          <table:table-cell/>
          <table:table-cell office:value-type="string" calcext:value-type="string">
            <text:p>32</text:p>
          </table:table-cell>
          <table:table-cell office:value-type="string" calcext:value-type="string">
            <text:p>池袋手刀</text:p>
          </table:table-cell>
          <table:table-cell/>
          <table:table-cell office:value-type="string" calcext:value-type="string">
            <text:p>32</text:p>
          </table:table-cell>
          <table:table-cell office:value-type="float" office:value="0" calcext:value-type="float">
            <text:p>0</text:p>
          </table:table-cell>
        </table:table-row>
        <table:table-row table:style-name="ro2">
          <table:table-cell/>
          <table:table-cell office:value-type="string" calcext:value-type="string">
            <text:p>33</text:p>
          </table:table-cell>
          <table:table-cell office:value-type="string" calcext:value-type="string">
            <text:p>目黒鹿鳴館</text:p>
          </table:table-cell>
          <table:table-cell/>
          <table:table-cell office:value-type="string" calcext:value-type="string">
            <text:p>33</text:p>
          </table:table-cell>
          <table:table-cell office:value-type="float" office:value="0" calcext:value-type="float">
            <text:p>0</text:p>
          </table:table-cell>
        </table:table-row>
        <table:table-row table:style-name="ro2">
          <table:table-cell/>
          <table:table-cell office:value-type="string" calcext:value-type="string">
            <text:p>34</text:p>
          </table:table-cell>
          <table:table-cell office:value-type="string" calcext:value-type="string">
            <text:p>赤坂BLITZ</text:p>
          </table:table-cell>
          <table:table-cell/>
          <table:table-cell office:value-type="string" calcext:value-type="string">
            <text:p>34</text:p>
          </table:table-cell>
          <table:table-cell office:value-type="float" office:value="0" calcext:value-type="float">
            <text:p>0</text:p>
          </table:table-cell>
        </table:table-row>
        <table:table-row table:style-name="ro2">
          <table:table-cell/>
          <table:table-cell office:value-type="string" calcext:value-type="string">
            <text:p>35</text:p>
          </table:table-cell>
          <table:table-cell office:value-type="string" calcext:value-type="string">
            <text:p>ZEPP TOKYO</text:p>
          </table:table-cell>
          <table:table-cell/>
          <table:table-cell office:value-type="string" calcext:value-type="string">
            <text:p>35</text:p>
          </table:table-cell>
          <table:table-cell office:value-type="float" office:value="0" calcext:value-type="float">
            <text:p>0</text:p>
          </table:table-cell>
        </table:table-row>
        <table:table-row table:style-name="ro2">
          <table:table-cell/>
          <table:table-cell office:value-type="string" calcext:value-type="string">
            <text:p>36</text:p>
          </table:table-cell>
          <table:table-cell office:value-type="string" calcext:value-type="string">
            <text:p>ZEPP Diver City</text:p>
          </table:table-cell>
          <table:table-cell/>
          <table:table-cell office:value-type="string" calcext:value-type="string">
            <text:p>36</text:p>
          </table:table-cell>
          <table:table-cell office:value-type="float" office:value="0" calcext:value-type="float">
            <text:p>0</text:p>
          </table:table-cell>
        </table:table-row>
        <table:table-row table:style-name="ro2">
          <table:table-cell/>
          <table:table-cell office:value-type="string" calcext:value-type="string">
            <text:p>37</text:p>
          </table:table-cell>
          <table:table-cell office:value-type="string" calcext:value-type="string">
            <text:p>新宿red cloth</text:p>
          </table:table-cell>
          <table:table-cell/>
          <table:table-cell office:value-type="string" calcext:value-type="string">
            <text:p>37</text:p>
          </table:table-cell>
          <table:table-cell office:value-type="float" office:value="0" calcext:value-type="float">
            <text:p>0</text:p>
          </table:table-cell>
        </table:table-row>
        <table:table-row table:style-name="ro2">
          <table:table-cell/>
          <table:table-cell office:value-type="string" calcext:value-type="string">
            <text:p>38</text:p>
          </table:table-cell>
          <table:table-cell office:value-type="string" calcext:value-type="string">
            <text:p>新宿JAM</text:p>
          </table:table-cell>
          <table:table-cell/>
          <table:table-cell office:value-type="string" calcext:value-type="string">
            <text:p>38</text:p>
          </table:table-cell>
          <table:table-cell office:value-type="float" office:value="0" calcext:value-type="float">
            <text:p>0</text:p>
          </table:table-cell>
        </table:table-row>
        <table:table-row table:style-name="ro2">
          <table:table-cell/>
          <table:table-cell office:value-type="string" calcext:value-type="string">
            <text:p>39</text:p>
          </table:table-cell>
          <table:table-cell office:value-type="string" calcext:value-type="string">
            <text:p>新宿NINE SPICES</text:p>
          </table:table-cell>
          <table:table-cell/>
          <table:table-cell office:value-type="string" calcext:value-type="string">
            <text:p>39</text:p>
          </table:table-cell>
          <table:table-cell office:value-type="float" office:value="0" calcext:value-type="float">
            <text:p>0</text:p>
          </table:table-cell>
        </table:table-row>
      </table:table>
      <table:table table:name="新宿Motion" table:style-name="ta4">
        <office:forms form:automatic-focus="false" form:apply-design-mode="false"/>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3" table:number-columns-repeated="6" table:default-cell-style-name="Default"/>
        <table:table-row table:style-name="ro2" table:number-rows-repeated="2">
          <table:table-cell table:number-columns-repeated="13"/>
        </table:table-row>
        <table:table-row table:style-name="ro4">
          <table:table-cell/>
          <table:table-cell table:style-name="ce44" office:value-type="string" calcext:value-type="string">
            <text:p>No</text:p>
          </table:table-cell>
          <table:table-cell table:style-name="ce49" office:value-type="string" calcext:value-type="string">
            <text:p>日時</text:p>
          </table:table-cell>
          <table:table-cell table:style-name="ce53" office:value-type="string" calcext:value-type="string">
            <text:p>サブNo</text:p>
          </table:table-cell>
          <table:table-cell table:style-name="ce59" office:value-type="string" calcext:value-type="string">
            <text:p>タイトル</text:p>
          </table:table-cell>
          <table:table-cell table:style-name="ce59" office:value-type="string" calcext:value-type="string">
            <text:p>出演者</text:p>
          </table:table-cell>
          <table:table-cell table:style-name="ce59" office:value-type="string" calcext:value-type="string">
            <text:p>その他</text:p>
          </table:table-cell>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15</text:p>
          </table:table-cell>
          <table:table-cell table:style-name="ce45" office:value-type="float" office:value="1" calcext:value-type="float">
            <text:p>1</text:p>
          </table:table-cell>
          <table:table-cell table:style-name="ce60" office:value-type="string" calcext:value-type="string">
            <text:p>" 今日のできごと "</text:p>
          </table:table-cell>
          <table:table-cell table:style-name="ce69" office:value-type="string" calcext:value-type="string">
            <text:p>Local Blue Sheeps / ARKS (大阪) / and more...!</text:p>
          </table:table-cell>
          <table:table-cell table:style-name="ce60" office:value-type="string" calcext:value-type="string">
            <text:p>■開場/開演：18:00/18:30</text:p>
            <text:p>■前売/当日：¥2,000/¥2,300 [D別 ¥500]</text:p>
          </table:table-cell>
          <table:table-cell table:number-columns-repeated="5"/>
          <table:table-cell table:style-name="ce71"/>
        </table:table-row>
        <table:table-row table:style-name="ro10">
          <table:table-cell/>
          <table:table-cell table:style-name="ce45" office:value-type="float" office:value="1" calcext:value-type="float">
            <text:p>1</text:p>
          </table:table-cell>
          <table:table-cell table:style-name="ce50" office:value-type="string" calcext:value-type="string">
            <text:p>0316</text:p>
          </table:table-cell>
          <table:table-cell table:style-name="ce45" office:value-type="float" office:value="1" calcext:value-type="float">
            <text:p>1</text:p>
          </table:table-cell>
          <table:table-cell table:style-name="ce61" office:value-type="string" calcext:value-type="string">
            <text:p>" New Creation "</text:p>
          </table:table-cell>
          <table:table-cell table:style-name="ce61" office:value-type="string" calcext:value-type="string">
            <text:p>アーバンダンス / THIS IS JAPAN / Sir Oriental Orchestra / gold sounds /</text:p>
            <text:p>ワールドバンパク / cinescope</text:p>
          </table:table-cell>
          <table:table-cell table:style-name="ce72" office:value-type="string" calcext:value-type="string">
            <text:p>■開場/開演：17:30/18:30 </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17</text:p>
          </table:table-cell>
          <table:table-cell table:style-name="ce54" office:value-type="float" office:value="1" calcext:value-type="float">
            <text:p>1</text:p>
          </table:table-cell>
          <table:table-cell table:style-name="ce62" office:value-type="string" calcext:value-type="string">
            <text:p>UTAGE presents # 宴</text:p>
          </table:table-cell>
          <table:table-cell table:style-name="ce62" office:value-type="string" calcext:value-type="string">
            <text:p>前髪が、ある / -JunK- / iromuk / Riff / and more...</text:p>
          </table:table-cell>
          <table:table-cell table:style-name="ce60" office:value-type="string" calcext:value-type="string">
            <text:p>■開場/開演：18:00/18:30</text:p>
            <text:p>■前売/当日：FREE!! [2D別 ¥1,000]</text:p>
          </table:table-cell>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18</text:p>
          </table:table-cell>
          <table:table-cell table:style-name="ce45" office:value-type="float" office:value="1" calcext:value-type="float">
            <text:p>1</text:p>
          </table:table-cell>
          <table:table-cell table:style-name="ce60" office:value-type="string" calcext:value-type="string">
            <text:p>" sign "</text:p>
          </table:table-cell>
          <table:table-cell table:style-name="ce61" office:value-type="string" calcext:value-type="string">
            <text:p>うるせぇよ。 / バビロン王朝 / yuki kawana / 巨乳パイパ ンズ</text:p>
          </table:table-cell>
          <table:table-cell table:style-name="ce60" office:value-type="string" calcext:value-type="string">
            <text:p>■開場/開演：18:00/18:30</text:p>
            <text:p>■前売/当日：¥2,000/¥2,300 [D別 ¥500]</text:p>
          </table:table-cell>
          <table:table-cell table:number-columns-repeated="6"/>
        </table:table-row>
        <table:table-row table:style-name="ro11">
          <table:table-cell/>
          <table:table-cell table:style-name="ce45" office:value-type="float" office:value="1" calcext:value-type="float">
            <text:p>1</text:p>
          </table:table-cell>
          <table:table-cell table:style-name="ce50" office:value-type="string" calcext:value-type="string">
            <text:p>0319</text:p>
          </table:table-cell>
          <table:table-cell table:style-name="ce54" office:value-type="float" office:value="1" calcext:value-type="float">
            <text:p>1</text:p>
          </table:table-cell>
          <table:table-cell table:style-name="ce62" office:value-type="string" calcext:value-type="string">
            <text:p>" Speech "</text:p>
          </table:table-cell>
          <table:table-cell table:style-name="ce62" office:value-type="string" calcext:value-type="string">
            <text:p>茜色ディートリッヒ / amenoto / the606 / and more...</text:p>
          </table:table-cell>
          <table:table-cell table:style-name="ce60" office:value-type="string" calcext:value-type="string">
            <text:p>■開場/開演：18:00/18:30</text:p>
            <text:p>■前売/当日：¥2,000/¥2,300 [D別 ¥500]</text:p>
          </table:table-cell>
          <table:table-cell table:number-columns-repeated="6"/>
        </table:table-row>
        <table:table-row table:style-name="ro12">
          <table:table-cell/>
          <table:table-cell table:style-name="ce45" office:value-type="float" office:value="1" calcext:value-type="float">
            <text:p>1</text:p>
          </table:table-cell>
          <table:table-cell table:style-name="ce50" office:value-type="string" calcext:value-type="string">
            <text:p>0320</text:p>
          </table:table-cell>
          <table:table-cell table:style-name="ce55" office:value-type="float" office:value="1" calcext:value-type="float">
            <text:p>1</text:p>
          </table:table-cell>
          <table:table-cell table:style-name="ce63" office:value-type="string" calcext:value-type="string">
            <text:p>" New Creation "</text:p>
          </table:table-cell>
          <table:table-cell table:style-name="ce63" office:value-type="string" calcext:value-type="string">
            <text:p>逃亡くそタわけ / Dots Dash / she might be swimmer / Slumberland / ポピヤ</text:p>
          </table:table-cell>
          <table:table-cell table:style-name="ce60" office:value-type="string" calcext:value-type="string">
            <text:p>■開場/開演：18:00/18:30</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3">
          <table:table-cell/>
          <table:table-cell table:style-name="ce46" office:value-type="float" office:value="1" calcext:value-type="float">
            <text:p>1</text:p>
          </table:table-cell>
          <table:table-cell table:style-name="ce50" office:value-type="string" calcext:value-type="string">
            <text:p>0321</text:p>
          </table:table-cell>
          <table:table-cell table:style-name="ce56" office:value-type="float" office:value="1" calcext:value-type="float">
            <text:p>1</text:p>
          </table:table-cell>
          <table:table-cell table:style-name="ce64" office:value-type="string" calcext:value-type="string">
            <text:p>Sea Child presents " TOKYO MASHUP "</text:p>
          </table:table-cell>
          <table:table-cell table:style-name="ce64" office:value-type="string" calcext:value-type="string">
            <text:p>Sea Child / みなとまち / 呂布 / nohtenkigengo / and more...</text:p>
          </table:table-cell>
          <table:table-cell table:style-name="ce64" office:value-type="string" calcext:value-type="string">
            <text:p>■開場/開演：未定</text:p>
            <text:p>■前売/当日：未定 [D別 ¥500]</text:p>
          </table:table-cell>
          <table:table-cell table:number-columns-repeated="6"/>
        </table:table-row>
        <table:table-row table:style-name="ro2">
          <table:table-cell/>
          <table:table-cell table:style-name="ce46" office:value-type="float" office:value="1" calcext:value-type="float">
            <text:p>1</text:p>
          </table:table-cell>
          <table:table-cell table:style-name="ce50" office:value-type="string" calcext:value-type="string">
            <text:p>0322</text:p>
          </table:table-cell>
          <table:table-cell table:style-name="ce56" office:value-type="float" office:value="1" calcext:value-type="float">
            <text:p>1</text:p>
          </table:table-cell>
          <table:table-cell table:style-name="ce65" office:value-type="string" calcext:value-type="string">
            <text:p>Ander Suplex presents</text:p>
          </table:table-cell>
          <table:table-cell table:style-name="ce65" office:value-type="string" calcext:value-type="string">
            <text:p>ask info</text:p>
          </table:table-cell>
          <table:table-cell table:style-name="ce65"/>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23</text:p>
          </table:table-cell>
          <table:table-cell table:style-name="ce56" office:value-type="float" office:value="1" calcext:value-type="float">
            <text:p>1</text:p>
          </table:table-cell>
          <table:table-cell table:style-name="ce65" office:value-type="string" calcext:value-type="string">
            <text:p>toitoitoiニューアルバム「donburi」購入者限定フリーワンマンライブ</text:p>
          </table:table-cell>
          <table:table-cell table:style-name="ce65" office:value-type="string" calcext:value-type="string">
            <text:p>toitoitoi</text:p>
          </table:table-cell>
          <table:table-cell table:style-name="ce60" office:value-type="string" calcext:value-type="string">
            <text:p>■開場/開演：11:30/12:00</text:p>
            <text:p>■前売/当日：FREE!! [D別 ¥500]</text:p>
          </table:table-cell>
          <table:table-cell table:number-columns-repeated="6"/>
        </table:table-row>
        <table:table-row table:style-name="ro14">
          <table:table-cell/>
          <table:table-cell table:style-name="ce45" office:value-type="float" office:value="1" calcext:value-type="float">
            <text:p>1</text:p>
          </table:table-cell>
          <table:table-cell table:style-name="ce50" office:value-type="string" calcext:value-type="string">
            <text:p>0323</text:p>
          </table:table-cell>
          <table:table-cell table:style-name="ce55" office:value-type="float" office:value="2" calcext:value-type="float">
            <text:p>2</text:p>
          </table:table-cell>
          <table:table-cell table:style-name="ce63" office:value-type="string" calcext:value-type="string">
            <text:p>「about tess New Album " shining " 先行予約特典 FREE LIVE」</text:p>
          </table:table-cell>
          <table:table-cell table:style-name="ce70" office:value-type="string" calcext:value-type="string">
            <text:p>about tess / tomy wealth / canooooopy</text:p>
          </table:table-cell>
          <table:table-cell table:style-name="ce63"/>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25</text:p>
          </table:table-cell>
          <table:table-cell table:style-name="ce56" office:value-type="float" office:value="1" calcext:value-type="float">
            <text:p>1</text:p>
          </table:table-cell>
          <table:table-cell table:style-name="ce64" office:value-type="string" calcext:value-type="string">
            <text:p>" Speech "</text:p>
          </table:table-cell>
          <table:table-cell table:style-name="ce64" office:value-type="string" calcext:value-type="string">
            <text:p>蘭嘆 / 日本泥棒 / ギター大学 / ヨモギイチヨウ (大阪) / ナカザワドアノブ</text:p>
          </table:table-cell>
          <table:table-cell table:style-name="ce60" office:value-type="string" calcext:value-type="string">
            <text:p>■開場/開演：18:00/18:30</text:p>
            <text:p>■前売/当日：¥2,000/¥2,300 [D別 ¥500]</text:p>
          </table:table-cell>
          <table:table-cell table:number-columns-repeated="6"/>
        </table:table-row>
        <table:table-row table:style-name="ro15">
          <table:table-cell/>
          <table:table-cell table:style-name="ce46" office:value-type="float" office:value="1" calcext:value-type="float">
            <text:p>1</text:p>
          </table:table-cell>
          <table:table-cell table:style-name="ce50" office:value-type="string" calcext:value-type="string">
            <text:p>0326</text:p>
          </table:table-cell>
          <table:table-cell table:style-name="ce56" office:value-type="float" office:value="1" calcext:value-type="float">
            <text:p>1</text:p>
          </table:table-cell>
          <table:table-cell table:style-name="ce65" office:value-type="string" calcext:value-type="string">
            <text:p>" 小さなギフト　Special!! "</text:p>
          </table:table-cell>
          <table:table-cell table:style-name="ce65" office:value-type="string" calcext:value-type="string">
            <text:p>太田美音 (マイクロコズム/cinescope)</text:p>
            <text:p>キノシタナオヤ (Dots Dash/サーティーン)</text:p>
            <text:p>Satomimagae</text:p>
            <text:p>神宮大佐 (サーティーン)</text:p>
            <text:p>スズキヨウスケ (she might be swimmer)</text:p>
            <text:p>ニシハラシュンペイ (ヤーチャイカ)</text:p>
            <text:p>平山織愛 (Sir Oriental Orchestra/HELLO AND ROLL)</text:p>
            <text:p>松本花 (ワールドバンパク)</text:p>
            <text:p>山田真未 (after the greenroom)</text:p>
            <text:p>ヨナハ (月夜のドラッグ)</text:p>
          </table:table-cell>
          <table:table-cell table:style-name="ce60" office:value-type="string" calcext:value-type="string">
            <text:p>■開場/開演：18:00/18:30 </text:p>
            <text:p>■前売/当日：¥1,000/¥1,500 [2D別 ¥1,000]</text:p>
          </table:table-cell>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27</text:p>
          </table:table-cell>
          <table:table-cell table:style-name="ce56" office:value-type="float" office:value="1" calcext:value-type="float">
            <text:p>1</text:p>
          </table:table-cell>
          <table:table-cell table:style-name="ce65" office:value-type="string" calcext:value-type="string">
            <text:p>Jump the Lights presents「二階から三滴の目薬」</text:p>
          </table:table-cell>
          <table:table-cell table:style-name="ce71" office:value-type="string" calcext:value-type="string">
            <text:p>Jump the Lights / HISTGRAM / poro / NANOSCALE / Sams</text:p>
          </table:table-cell>
          <table:table-cell table:style-name="ce60" office:value-type="string" calcext:value-type="string">
            <text:p>■開場/開演： 18:00/18:30</text:p>
            <text:p>■前売/当日：¥2,000/¥2,500 [D別 ¥500]</text:p>
          </table:table-cell>
          <table:table-cell table:number-columns-repeated="6"/>
        </table:table-row>
        <table:table-row table:style-name="ro16">
          <table:table-cell/>
          <table:table-cell table:style-name="ce45" office:value-type="float" office:value="1" calcext:value-type="float">
            <text:p>1</text:p>
          </table:table-cell>
          <table:table-cell table:style-name="ce50" office:value-type="string" calcext:value-type="string">
            <text:p>0328</text:p>
          </table:table-cell>
          <table:table-cell table:style-name="ce55" office:value-type="float" office:value="1" calcext:value-type="float">
            <text:p>1</text:p>
          </table:table-cell>
          <table:table-cell table:style-name="ce63" office:value-type="string" calcext:value-type="string">
            <text:p>" New Creation "</text:p>
          </table:table-cell>
          <table:table-cell table:style-name="ce63" office:value-type="string" calcext:value-type="string">
            <text:p>H MOUNTAINS / ゲスバンド / LOOLOWNINGEN &amp; THE FAR EAST IDIOTS /</text:p>
            <text:p>salsa / NeruQooNelu</text:p>
            <text:p>転換アクト：英真也 (TESUSABI)</text:p>
          </table:table-cell>
          <table:table-cell table:style-name="ce63" office:value-type="string" calcext:value-type="string">
            <text:p>■開場/開演：未定</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46" office:value-type="float" office:value="1" calcext:value-type="float">
            <text:p>1</text:p>
          </table:table-cell>
          <table:table-cell table:style-name="ce50" office:value-type="string" calcext:value-type="string">
            <text:p>0329</text:p>
          </table:table-cell>
          <table:table-cell table:style-name="ce56" office:value-type="float" office:value="1" calcext:value-type="float">
            <text:p>1</text:p>
          </table:table-cell>
          <table:table-cell table:style-name="ce64" office:value-type="string" calcext:value-type="string">
            <text:p>" New Creation "</text:p>
          </table:table-cell>
          <table:table-cell table:style-name="ce64" office:value-type="string" calcext:value-type="string">
            <text:p>股下89 / クウチュウ戦 / otori</text:p>
          </table:table-cell>
          <table:table-cell table:style-name="ce72" office:value-type="string" calcext:value-type="string">
            <text:p>■開場/開演：17:30/18:00</text:p>
            <text:p>■前売/当日：¥2,000/¥2,5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30</text:p>
          </table:table-cell>
          <table:table-cell table:style-name="ce56" office:value-type="float" office:value="1" calcext:value-type="float">
            <text:p>1</text:p>
          </table:table-cell>
          <table:table-cell table:style-name="ce65" office:value-type="string" calcext:value-type="string">
            <text:p>" 春のモアトラロール "</text:p>
          </table:table-cell>
          <table:table-cell table:style-name="ce65" office:value-type="string" calcext:value-type="string">
            <text:p>tram / micro'n'role / Morestage</text:p>
          </table:table-cell>
          <table:table-cell table:style-name="ce60" office:value-type="string" calcext:value-type="string">
            <text:p>■開場/開演：18:00/18:30</text:p>
            <text:p>■前売/当日：¥2,000/¥2,500 [D別 ¥500 or 生ビール・ソフトドリンク飲み放題 ¥1,000 or カクテル・生ビー ル・ソフトドリンク飲み放題 ¥1,500]</text:p>
          </table:table-cell>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31</text:p>
          </table:table-cell>
          <table:table-cell table:style-name="ce56" office:value-type="float" office:value="1" calcext:value-type="float">
            <text:p>1</text:p>
          </table:table-cell>
          <table:table-cell table:style-name="ce65" office:value-type="string" calcext:value-type="string">
            <text:p>cloudchair with dko &amp; takuto (from about tess) presents 「5時間演奏し続ける男達」</text:p>
          </table:table-cell>
          <table:table-cell table:style-name="ce65" office:value-type="string" calcext:value-type="string">
            <text:p>ゲストミュージシャン多数参加予定</text:p>
          </table:table-cell>
          <table:table-cell table:style-name="ce60" office:value-type="string" calcext:value-type="string">
            <text:p>■開場/開演：17:00/17:30</text:p>
            <text:p>■前売/当日：¥1,000/¥1,000 [2D別 ¥1,000]</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15</text:p>
          </table:table-cell>
          <table:table-cell table:style-name="ce57" office:value-type="float" office:value="1" calcext:value-type="float">
            <text:p>1</text:p>
          </table:table-cell>
          <table:table-cell table:style-name="ce66" office:value-type="string" calcext:value-type="string">
            <text:p>delayedwonder presents「DOGFIGHT・春の陣～我、コノ日ヲ掌握ス～」</text:p>
          </table:table-cell>
          <table:table-cell table:style-name="ce66" office:value-type="string" calcext:value-type="string">
            <text:p>delayedwonder</text:p>
            <text:p>ウルエ</text:p>
            <text:p>Jack Chicken Strippers</text:p>
            <text:p>UNDERCEIVER</text:p>
          </table:table-cell>
          <table:table-cell table:style-name="ce66" office:value-type="string" calcext:value-type="string">
            <text:p>■開場/開演：16:30/17:00</text:p>
            <text:p>■前売/当日：¥1,800/¥1,8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48" office:value-type="float" office:value="2" calcext:value-type="float">
            <text:p>2</text:p>
          </table:table-cell>
          <table:table-cell table:style-name="ce51" office:value-type="string" calcext:value-type="string">
            <text:p>0316</text:p>
          </table:table-cell>
          <table:table-cell table:style-name="ce48" office:value-type="float" office:value="1" calcext:value-type="float">
            <text:p>1</text:p>
          </table:table-cell>
          <table:table-cell table:style-name="ce67" office:value-type="string" calcext:value-type="string">
            <text:p>Rucia presents. 「-This is the Party Time-」</text:p>
          </table:table-cell>
          <table:table-cell table:style-name="ce67" office:value-type="string" calcext:value-type="string">
            <text:p>Rucia</text:p>
            <text:p>Jacka☆napes</text:p>
            <text:p>中村パーキング</text:p>
            <text:p>Sugar on the palette</text:p>
            <text:p>acaci</text:p>
            <text:p>ヘンショクリュウ</text:p>
          </table:table-cell>
          <table:table-cell table:style-name="ce67" office:value-type="string" calcext:value-type="string">
            <text:p>★高校生学割1000円(D別)　要 学生証提示。</text:p>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17</text:p>
          </table:table-cell>
          <table:table-cell table:style-name="ce48" office:value-type="float" office:value="1" calcext:value-type="float">
            <text:p>1</text:p>
          </table:table-cell>
          <table:table-cell table:style-name="ce68" office:value-type="string" calcext:value-type="string">
            <text:p>THE LOBSTER-BLASTERS presents 「ポジティブに生きようぜ！！」</text:p>
          </table:table-cell>
          <table:table-cell table:style-name="ce68" office:value-type="string" calcext:value-type="string">
            <text:p>THE LOBSTER-BLASTERS</text:p>
            <text:p>前田大志</text:p>
            <text:p>三日月ゴシップ</text:p>
            <text:p>中村パーキング</text:p>
          </table:table-cell>
          <table:table-cell table:style-name="ce68" office:value-type="string" calcext:value-type="string">
            <text:p>■開場/開演：18:30/19: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18</text:p>
          </table:table-cell>
          <table:table-cell table:style-name="ce48" office:value-type="float" office:value="1" calcext:value-type="float">
            <text:p>1</text:p>
          </table:table-cell>
          <table:table-cell table:style-name="ce68" office:value-type="string" calcext:value-type="string">
            <text:p>「日常ロックナイト vol.4」</text:p>
          </table:table-cell>
          <table:table-cell table:style-name="ce68" office:value-type="string" calcext:value-type="string">
            <text:p>ピンクシガレット</text:p>
            <text:p>かのじょーず</text:p>
            <text:p>みずすまし</text:p>
            <text:p>地球コーラ</text:p>
            <text:p>Theノーマンズ</text:p>
            <text:p>Pachira</text:p>
          </table:table-cell>
          <table:table-cell table:style-name="ce68" office:value-type="string" calcext:value-type="string">
            <text:p>■開場/開演：17:30/18:0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19</text:p>
          </table:table-cell>
          <table:table-cell table:style-name="ce57" office:value-type="float" office:value="1" calcext:value-type="float">
            <text:p>1</text:p>
          </table:table-cell>
          <table:table-cell table:style-name="ce66" office:value-type="string" calcext:value-type="string">
            <text:p>「OVERCOME vol.6」</text:p>
          </table:table-cell>
          <table:table-cell table:style-name="ce66" office:value-type="string" calcext:value-type="string">
            <text:p>166cm</text:p>
            <text:p>Alive at A Live</text:p>
            <text:p>Relise Note</text:p>
            <text:p>中村パーキング</text:p>
            <text:p>★完全シークレットゲストあり！</text:p>
          </table:table-cell>
          <table:table-cell table:style-name="ce66" office:value-type="string" calcext:value-type="string">
            <text:p>■開場/開演：18:00/18: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0</text:p>
          </table:table-cell>
          <table:table-cell table:style-name="ce48" office:value-type="float" office:value="1" calcext:value-type="float">
            <text:p>1</text:p>
          </table:table-cell>
          <table:table-cell table:style-name="ce67" office:value-type="string" calcext:value-type="string">
            <text:p>「二者択一 vol.2」</text:p>
          </table:table-cell>
          <table:table-cell table:style-name="ce67" office:value-type="string" calcext:value-type="string">
            <text:p>シガテラ</text:p>
            <text:p>STRANGE VEIN</text:p>
            <text:p>アブノーマルスーパースターズ</text:p>
            <text:p>not simple wonders</text:p>
            <text:p>ルビンシュタイン</text:p>
          </table:table-cell>
          <table:table-cell table:style-name="ce67"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1</text:p>
          </table:table-cell>
          <table:table-cell table:style-name="ce48" office:value-type="float" office:value="1" calcext:value-type="float">
            <text:p>1</text:p>
          </table:table-cell>
          <table:table-cell table:style-name="ce68" office:value-type="string" calcext:value-type="string">
            <text:p>ちょまたーずニューシングル発売企画東京編 「金曜日の羊会議」　</text:p>
          </table:table-cell>
          <table:table-cell table:style-name="ce68" office:value-type="string" calcext:value-type="string">
            <text:p>ちょまたーず</text:p>
            <text:p>PURPLE HUMPTY</text:p>
            <text:p>SORATOBIWO</text:p>
            <text:p>JUNK FOOD PANIC</text:p>
            <text:p>武久侑馬</text:p>
          </table:table-cell>
          <table:table-cell table:style-name="ce68"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2</text:p>
          </table:table-cell>
          <table:table-cell table:style-name="ce48" office:value-type="float" office:value="1" calcext:value-type="float">
            <text:p>1</text:p>
          </table:table-cell>
          <table:table-cell table:style-name="ce68" office:value-type="string" calcext:value-type="string">
            <text:p>パンカホリックス presents 「ツナガリズム番外編～５周年後夜祭～」</text:p>
          </table:table-cell>
          <table:table-cell table:style-name="ce68" office:value-type="string" calcext:value-type="string">
            <text:p/>
            <text:p>パンカホリックス</text:p>
            <text:p>泣いてばっかのヒルギ</text:p>
            <text:p>icelandblue</text:p>
            <text:p>NECOKICKS</text:p>
            <text:p>ピーマン事件</text:p>
          </table:table-cell>
          <table:table-cell table:style-name="ce68" office:value-type="string" calcext:value-type="string">
            <text:p>■開場/開演：17:30/18: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23</text:p>
          </table:table-cell>
          <table:table-cell table:style-name="ce57" office:value-type="float" office:value="1" calcext:value-type="float">
            <text:p>1</text:p>
          </table:table-cell>
          <table:table-cell table:style-name="ce66" office:value-type="string" calcext:value-type="string">
            <text:p>Teddy Flannel Blanket初のレコ発自主企画 『君に聴かせたい音楽 Vol.1』</text:p>
          </table:table-cell>
          <table:table-cell table:style-name="ce66" office:value-type="string" calcext:value-type="string">
            <text:p>Teddy Flannel Blanket</text:p>
            <text:p>リリィ、さよなら。</text:p>
            <text:p>BOYS END SWING GIRL</text:p>
            <text:p>リガーナッツ</text:p>
            <text:p>LINEAR BLUE</text:p>
          </table:table-cell>
          <table:table-cell table:style-name="ce66" office:value-type="string" calcext:value-type="string">
            <text:p>■開場/開演：17:30/18:0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4</text:p>
          </table:table-cell>
          <table:table-cell table:style-name="ce48" office:value-type="float" office:value="1" calcext:value-type="float">
            <text:p>1</text:p>
          </table:table-cell>
          <table:table-cell table:style-name="ce67" office:value-type="string" calcext:value-type="string">
            <text:p>ENDRASS presents「KNOCK OUT!!」</text:p>
          </table:table-cell>
          <table:table-cell table:style-name="ce67" office:value-type="string" calcext:value-type="string">
            <text:p>ENDRASS</text:p>
            <text:p>Burst of quartet</text:p>
            <text:p>THE PARTS</text:p>
            <text:p>せせらぎスプリット</text:p>
          </table:table-cell>
          <table:table-cell table:style-name="ce67" office:value-type="string" calcext:value-type="string">
            <text:p>■開場/開演：17:30/18:0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9">
          <table:table-cell/>
          <table:table-cell table:style-name="ce48" office:value-type="float" office:value="2" calcext:value-type="float">
            <text:p>2</text:p>
          </table:table-cell>
          <table:table-cell table:style-name="ce51" office:value-type="string" calcext:value-type="string">
            <text:p>0325</text:p>
          </table:table-cell>
          <table:table-cell table:style-name="ce48" office:value-type="float" office:value="1" calcext:value-type="float">
            <text:p>1</text:p>
          </table:table-cell>
          <table:table-cell table:style-name="ce68" office:value-type="string" calcext:value-type="string">
            <text:p>メンテナンス→「マーブルバンドマン呑み会」</text:p>
          </table:table-cell>
          <table:table-cell table:style-name="ce68"/>
          <table:table-cell table:style-name="ce68" office:value-type="string" calcext:value-type="string">
            <text:p>OP&amp;ST 20:30 / CLOSE 23:30</text:p>
            <text:p>会費： 1500円(飲み放題/ラストオーダー23:00)</text:p>
            <text:p>※フード有り！</text:p>
            <text:p>※バンドマンの皆様、是非、御参加下さい！</text:p>
            <text:p>参加希望の方は、marble@marble-web.jpまでご連絡下さい！</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6</text:p>
          </table:table-cell>
          <table:table-cell table:style-name="ce48" office:value-type="float" office:value="1" calcext:value-type="float">
            <text:p>1</text:p>
          </table:table-cell>
          <table:table-cell table:style-name="ce68" office:value-type="string" calcext:value-type="string">
            <text:p>「Boys, be ambitious!~vol.2~」</text:p>
          </table:table-cell>
          <table:table-cell table:style-name="ce68" office:value-type="string" calcext:value-type="string">
            <text:p>969 Rock Highhatt Clutch</text:p>
            <text:p>Pasta Machine</text:p>
            <text:p>九彗星ポリマー</text:p>
            <text:p>LOUDAMSTARS</text:p>
            <text:p>sexualism</text:p>
            <text:p>JiM</text:p>
            <text:p>★DJあり！</text:p>
          </table:table-cell>
          <table:table-cell table:style-name="ce68" office:value-type="string" calcext:value-type="string">
            <text:p>■開場/開演：15:30/16:00</text:p>
            <text:p>■前売/当日：¥500/¥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27</text:p>
          </table:table-cell>
          <table:table-cell table:style-name="ce57" office:value-type="float" office:value="1" calcext:value-type="float">
            <text:p>1</text:p>
          </table:table-cell>
          <table:table-cell table:style-name="ce66" office:value-type="string" calcext:value-type="string">
            <text:p>「OVERCOME vol.7」</text:p>
          </table:table-cell>
          <table:table-cell table:style-name="ce66" office:value-type="string" calcext:value-type="string">
            <text:p>THE SMARTY</text:p>
            <text:p>スピカ</text:p>
            <text:p>book of story</text:p>
            <text:p>LATITUDE</text:p>
            <text:p>ボーイズトラッシュ</text:p>
            <text:p>★完全シークレットゲストあり！</text:p>
          </table:table-cell>
          <table:table-cell table:style-name="ce66" office:value-type="string" calcext:value-type="string">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48" office:value-type="float" office:value="2" calcext:value-type="float">
            <text:p>2</text:p>
          </table:table-cell>
          <table:table-cell table:style-name="ce51" office:value-type="string" calcext:value-type="string">
            <text:p>0328</text:p>
          </table:table-cell>
          <table:table-cell table:style-name="ce48" office:value-type="float" office:value="1" calcext:value-type="float">
            <text:p>1</text:p>
          </table:table-cell>
          <table:table-cell table:style-name="ce67" office:value-type="string" calcext:value-type="string">
            <text:p>「OVERCOME vol.8」</text:p>
          </table:table-cell>
          <table:table-cell table:style-name="ce67" office:value-type="string" calcext:value-type="string">
            <text:p>ウィッシーワッシー</text:p>
            <text:p>Ms.take</text:p>
            <text:p>まっしー（Water Drops)</text:p>
            <text:p>突然少年</text:p>
            <text:p>★完全シークレットゲストあり！</text:p>
          </table:table-cell>
          <table:table-cell table:style-name="ce67" office:value-type="string" calcext:value-type="string">
            <text:p>★高校生学割500円(D別)　要 学生証提示。</text:p>
            <text:p>■開場/開演：17:00/17:3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9</text:p>
          </table:table-cell>
          <table:table-cell table:style-name="ce48" office:value-type="float" office:value="1" calcext:value-type="float">
            <text:p>1</text:p>
          </table:table-cell>
          <table:table-cell table:style-name="ce68" office:value-type="string" calcext:value-type="string">
            <text:p>「3月29日、新宿マーブルにて」 ～ピンクシガレット「○月○日、新宿マーブルにて」レコ発1ヵ所×10本TOUR FINAL～</text:p>
          </table:table-cell>
          <table:table-cell table:style-name="ce68" office:value-type="string" calcext:value-type="string">
            <text:p>ピンクシガレット</text:p>
          </table:table-cell>
          <table:table-cell table:style-name="ce68" office:value-type="string" calcext:value-type="string">
            <text:p>★入場方法</text:p>
            <text:p>・ピンクシガレット新音源「１１月８日、ファミレスにて」購入特典のTOUR FINAL無料チケットを必ずお持ちください。</text:p>
            <text:p>・TOUR FINAL無料チケットの券面に記載してありますメールアドレスへ事前にご予約いただいて、当日入場可能となります。</text:p>
            <text:p>・50名様限定です。予約数に限りがありますので、無断キャンセル、当日キャンセルはご遠慮ください。</text:p>
            <text:p>■開場/開演：20:00/20:30</text:p>
            <text:p>■前売/当日：TICKET FREE(ドリンク代500円のみご負担いただきます。)</text:p>
            <text:p>※Marbleでの電話予約、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30</text:p>
          </table:table-cell>
          <table:table-cell table:style-name="ce48" office:value-type="float" office:value="1" calcext:value-type="float">
            <text:p>1</text:p>
          </table:table-cell>
          <table:table-cell table:style-name="ce68" office:value-type="string" calcext:value-type="string">
            <text:p>「moptrip 10TH ANNIVERSARY」</text:p>
          </table:table-cell>
          <table:table-cell table:style-name="ce68" office:value-type="string" calcext:value-type="string">
            <text:p>moptrip</text:p>
            <text:p>DJ MAKOTO</text:p>
            <text:p>3ounds t</text:p>
          </table:table-cell>
          <table:table-cell table:style-name="ce68" office:value-type="string" calcext:value-type="string">
            <text:p>■開場/開演：18:00/18:30</text:p>
            <text:p>■前売/当日：¥2,5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31</text:p>
          </table:table-cell>
          <table:table-cell table:style-name="ce57" office:value-type="float" office:value="1" calcext:value-type="float">
            <text:p>1</text:p>
          </table:table-cell>
          <table:table-cell table:style-name="ce66" office:value-type="string" calcext:value-type="string">
            <text:p>BLANK BUCKET pre. 「MAGICAL TOY BOX Vol.3〜1st E.P."From A Platform E.P." release party!! 新宿編〜」</text:p>
          </table:table-cell>
          <table:table-cell table:style-name="ce66" office:value-type="string" calcext:value-type="string">
            <text:p>BLANK BUCKET</text:p>
            <text:p>Ain Figremin</text:p>
            <text:p>Nene</text:p>
            <text:p>STAYING INDOORS(O.A.)</text:p>
          </table:table-cell>
          <table:table-cell table:style-name="ce66" office:value-type="string" calcext:value-type="string">
            <text:p>■開場/開演：18:00/18:3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第14回アイドル緊急招集】</text:p>
          </table:table-cell>
          <table:table-cell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1</text:p>
          </table:table-cell>
          <table:table-cell table:style-name="ce58" office:value-type="float" office:value="2" calcext:value-type="float">
            <text:p>2</text:p>
          </table:table-cell>
          <table:table-cell office:value-type="string" calcext:value-type="string">
            <text:p>【第15回アイドル緊急招集】</text:p>
          </table:table-cell>
          <table:table-cell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5</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感謝祭</text:p>
          </table:table-cell>
          <table:table-cell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ラストオリジナルアルバム"WHO KiLLED IDOL?"リリースイベント</text:p>
          </table:table-cell>
          <table:table-cell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7</text:p>
          </table:table-cell>
          <table:table-cell table:style-name="ce58" office:value-type="float" office:value="2" calcext:value-type="float">
            <text:p>2</text:p>
          </table:table-cell>
          <table:table-cell office:value-type="string" calcext:value-type="string">
            <text:p>私立MARZ高校文化祭〜卒業式〜</text:p>
          </table:table-cell>
          <table:table-cell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株式会社 ファクト presents 「帰ってきた逃げる夜」</text:p>
          </table:table-cell>
          <table:table-cell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Extra Lounge</text:p>
          </table:table-cell>
          <table:table-cell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NatsuMi second album『Campanula』Release party</text:p>
          </table:table-cell>
          <table:table-cell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MARZ BAR</text:p>
          </table:table-cell>
          <table:table-cell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初期衝動 Vol.14</text:p>
          </table:table-cell>
          <table:table-cell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5</text:p>
          </table:table-cell>
          <table:table-cell table:style-name="ce58" office:value-type="float" office:value="2" calcext:value-type="float">
            <text:p>2</text:p>
          </table:table-cell>
          <table:table-cell office:value-type="string" calcext:value-type="string">
            <text:p>初期衝動 Vol.15</text:p>
          </table:table-cell>
          <table:table-cell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MANGA SHOCK ワンマンリサイタル 『暴れる理由』</text:p>
          </table:table-cell>
          <table:table-cell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7</text:p>
          </table:table-cell>
          <table:table-cell table:style-name="ce58" office:value-type="float" office:value="1" calcext:value-type="float">
            <text:p>1</text:p>
          </table:table-cell>
          <table:table-cell office:value-type="string" calcext:value-type="string">
            <text:p>Rockin' Students~vol.46</text:p>
          </table:table-cell>
          <table:table-cell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学習院限定 Vol.2</text:p>
          </table:table-cell>
          <table:table-cell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NO GUARD-Round10-</text:p>
          </table:table-cell>
          <table:table-cell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何が出るかな？！　THE ポッシボー　その場でセットリストライブ」</text:p>
          </table:table-cell>
          <table:table-cell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1</text:p>
          </table:table-cell>
          <table:table-cell table:style-name="ce58" office:value-type="float" office:value="2" calcext:value-type="float">
            <text:p>2</text:p>
          </table:table-cell>
          <table:table-cell office:value-type="string" calcext:value-type="string">
            <text:p>岡田ロビン翔子 21th.Anniversary LIVE〜いっしょに歳を重ねましょ！！〜</text:p>
          </table:table-cell>
          <table:table-cell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HS レコ発ライブ vol.7</text:p>
          </table:table-cell>
          <table:table-cell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G5 Clinic 2014</text:p>
          </table:table-cell>
          <table:table-cell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4</text:p>
          </table:table-cell>
          <table:table-cell table:style-name="ce58" office:value-type="float" office:value="1" calcext:value-type="float">
            <text:p>1</text:p>
          </table:table-cell>
          <table:table-cell office:value-type="string" calcext:value-type="string">
            <text:p>VOICELAND one man live「time capsule」</text:p>
          </table:table-cell>
          <table:table-cell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5</text:p>
          </table:table-cell>
          <table:table-cell table:style-name="ce58" office:value-type="float" office:value="1" calcext:value-type="float">
            <text:p>1</text:p>
          </table:table-cell>
          <table:table-cell office:value-type="string" calcext:value-type="string">
            <text:p>Rockin' Students&amp;VegetableBarMusic〜vol.1</text:p>
          </table:table-cell>
          <table:table-cell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Rockin' Students~vol.47</text:p>
          </table:table-cell>
          <table:table-cell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Rockin' Students~vol.48</text:p>
          </table:table-cell>
          <table:table-cell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QOOLAND ワンマンライブ『進藤と重なって』東京編</text:p>
          </table:table-cell>
          <table:table-cell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New Action! Vol.55</text:p>
          </table:table-cell>
          <table:table-cell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のびたとたっち企画&lt;底辺にfix&gt;</text:p>
          </table:table-cell>
          <table:table-cell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2</text:p>
          </table:table-cell>
          <table:table-cell table:style-name="ce58" office:value-type="float" office:value="1" calcext:value-type="float">
            <text:p>1</text:p>
          </table:table-cell>
          <table:table-cell office:value-type="string" calcext:value-type="string">
            <text:p>&lt;Rollo vol.11追悼市川修一しばり20分一番勝負&gt;</text:p>
          </table:table-cell>
          <table:table-cell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lt;OFF&gt;</text:p>
          </table:table-cell>
          <table:table-cell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lt;BLACK ROCK SOCIETY&gt;</text:p>
          </table:table-cell>
          <table:table-cell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5</text:p>
          </table:table-cell>
          <table:table-cell table:style-name="ce58" office:value-type="float" office:value="1" calcext:value-type="float">
            <text:p>1</text:p>
          </table:table-cell>
          <table:table-cell/>
          <table:table-cell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lt;Our music&gt;</text:p>
          </table:table-cell>
          <table:table-cell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lt;サンヘドリンスプリングツアー 「好」の5W1H&gt;</text:p>
          </table:table-cell>
          <table:table-cell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lt;マサラワーラー・サーカス&gt;</text:p>
          </table:table-cell>
          <table:table-cell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lt;ONE and ONLY ときにはロンリー&gt; br2n</text:p>
          </table:table-cell>
          <table:table-cell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lt;EXiT&gt;</text:p>
          </table:table-cell>
          <table:table-cell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lt;ALTERNATIVE ELEKI-TOWN&gt;</text:p>
          </table:table-cell>
          <table:table-cell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lt;BIG SOUND MUSEUM&gt;</text:p>
          </table:table-cell>
          <table:table-cell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Bloody Parinirvana Day（血まみれの涅槃会）br2n 〜 ACID MOTHERS TEMPLE &amp; SPACE PARANOIDワンマン in 帝都＞</text:p>
          </table:table-cell>
          <table:table-cell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7</text:p>
          </table:table-cell>
          <table:table-cell table:style-name="ce58" office:value-type="float" office:value="1" calcext:value-type="float">
            <text:p>1</text:p>
          </table:table-cell>
          <table:table-cell/>
          <table:table-cell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8</text:p>
          </table:table-cell>
          <table:table-cell table:style-name="ce58" office:value-type="float" office:value="1" calcext:value-type="float">
            <text:p>1</text:p>
          </table:table-cell>
          <table:table-cell office:value-type="string" calcext:value-type="string">
            <text:p>&lt;No Border Chronicle&gt;</text:p>
          </table:table-cell>
          <table:table-cell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lt;Junk&amp;Pop&gt;</text:p>
          </table:table-cell>
          <table:table-cell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lt;Singing Ahead&gt;</text:p>
          </table:table-cell>
          <table:table-cell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lt;RENTAL EVENT&gt;アプレスエコール主催企画</text:p>
          </table:table-cell>
          <table:table-cell office:value-type="string" calcext:value-type="string">
            <text:p>アプレスエコール / 他</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lt;RENTAL EVENT&gt;</text:p>
          </table:table-cell>
          <table:table-cell/>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4</text:p>
          </table:table-cell>
          <table:table-cell table:style-name="ce58" office:value-type="float" office:value="1" calcext:value-type="float">
            <text:p>1</text:p>
          </table:table-cell>
          <table:table-cell office:value-type="string" calcext:value-type="string">
            <text:p>&lt;SEXY DRIVE vol.7&gt;</text:p>
          </table:table-cell>
          <table:table-cell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5</text:p>
          </table:table-cell>
          <table:table-cell table:style-name="ce58" office:value-type="float" office:value="1" calcext:value-type="float">
            <text:p>1</text:p>
          </table:table-cell>
          <table:table-cell/>
          <table:table-cell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lt;グルグル祭り2014&gt;</text:p>
          </table:table-cell>
          <table:table-cell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lt;M☆N☆T 20140327&gt;</text:p>
          </table:table-cell>
          <table:table-cell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lt;MOST PARTY&gt;</text:p>
          </table:table-cell>
          <table:table-cell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9</text:p>
          </table:table-cell>
          <table:table-cell table:style-name="ce58" office:value-type="float" office:value="1" calcext:value-type="float">
            <text:p>1</text:p>
          </table:table-cell>
          <table:table-cell office:value-type="string" calcext:value-type="string">
            <text:p>&lt;RENTAL EVENT&gt;br2n &lt;Kane J「SKETCH」DVD Release Tour 〜First〜/Tyler’s Birthday LIVE&gt;</text:p>
          </table:table-cell>
          <table:table-cell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30</text:p>
          </table:table-cell>
          <table:table-cell table:style-name="ce58" office:value-type="float" office:value="1" calcext:value-type="float">
            <text:p>1</text:p>
          </table:table-cell>
          <table:table-cell office:value-type="string" calcext:value-type="string">
            <text:p>&lt;CHAOS JAPANESE! FUKUSHIMA⇔TOKYO&gt;</text:p>
          </table:table-cell>
          <table:table-cell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lt;ALL THE TEENS DUDES!! Vol.2&gt;</text:p>
          </table:table-cell>
          <table:table-cell office:value-type="string" calcext:value-type="string">
            <text:p>10代限定のライブイベント! br2n 詳しくはコチラ→ http://www.ikebe-gakki.com/web-ikebe/teens-only/index.html</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15</text:p>
          </table:table-cell>
          <table:table-cell table:style-name="ce58"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2</text:p>
          </table:table-cell>
          <table:table-cell table:style-name="ce58" office:value-type="float" office:value="2" calcext:value-type="float">
            <text:p>2</text:p>
          </table:table-cell>
          <table:table-cell office:value-type="string" calcext:value-type="string">
            <text:p>&lt;RENTAL EVENT&gt;br2n &lt;鈴湯×北沢綾香『Little Twin Melody』vol.2&gt;</text:p>
          </table:table-cell>
          <table:table-cell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29</text:p>
          </table:table-cell>
          <table:table-cell table:style-name="ce58"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LET'S GO!Rockin'n'Rollin' vol.57 〜Rockin! Dance To The Bop Night!!!!!!!! 〜</text:p>
          </table:table-cell>
          <table:table-cell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2</text:p>
          </table:table-cell>
          <table:table-cell table:style-name="ce58" office:value-type="float" office:value="1" calcext:value-type="float">
            <text:p>1</text:p>
          </table:table-cell>
          <table:table-cell office:value-type="string" calcext:value-type="string">
            <text:p>ドン・マツオ 3rd ソロアルバム リリースライブ</text:p>
          </table:table-cell>
          <table:table-cell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Beat Happening！×しらけちまうぜ VOL.1</text:p>
          </table:table-cell>
          <table:table-cell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5</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Beat Happening！VOL.1112</text:p>
          </table:table-cell>
          <table:table-cell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TRACE FEAST vol.12</text:p>
          </table:table-cell>
          <table:table-cell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中谷健吾と愉快な仲間たち</text:p>
          </table:table-cell>
          <table:table-cell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LITTLE ELVIS RYUTA PRESENTS SUPPORT THE UNDERGROUND LIVE MEETING</text:p>
          </table:table-cell>
          <table:table-cell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サトウトモミpresents 「サトウの日」</text:p>
          </table:table-cell>
          <table:table-cell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IRIKO&amp;BH！共同企画 『ドラムサポート現地調達ツアー！下北編！』</text:p>
          </table:table-cell>
          <table:table-cell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箪笥企画「タンス・オン・ザ・ナイト!!」</text:p>
          </table:table-cell>
          <table:table-cell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カネコアヤノ企画supported by Beat Happening！ 「カネコアヤノ1st ALBUM『来世はアイドル』 （リリース遅れてごめんなさい…）パーティー！」</text:p>
          </table:table-cell>
          <table:table-cell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SHIMOKITA KITCHEN</text:p>
          </table:table-cell>
          <table:table-cell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7</text:p>
          </table:table-cell>
          <table:table-cell table:style-name="ce58" office:value-type="float" office:value="1" calcext:value-type="float">
            <text:p>1</text:p>
          </table:table-cell>
          <table:table-cell office:value-type="string" calcext:value-type="string">
            <text:p>サンキュー！ロッカーズ！</text:p>
          </table:table-cell>
          <table:table-cell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8</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the persimmons企画 「隣の柿はよく客食う柿だ vol.2」</text:p>
          </table:table-cell>
          <table:table-cell office:value-type="string" calcext:value-type="string">
            <text:p>the persimmons / シーラカンス / 北澤ゆうほ / airbag / and more</text:p>
          </table:table-cell>
          <table:table-cell office:value-type="string" calcext:value-type="string">
            <text:p>●OPEN 18:30 / START 19:00　●ADV / DOOR 調整中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Beat Happening！MAX！@BASEMENT</text:p>
          </table:table-cell>
          <table:table-cell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Beat Happening！〜オトノエ（from札幌）『素晴らしい時代e.p』 レコ発東京TOUR！下北沢編〜</text:p>
          </table:table-cell>
          <table:table-cell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革命前夜#002</text:p>
          </table:table-cell>
          <table:table-cell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4</text:p>
          </table:table-cell>
          <table:table-cell table:style-name="ce58" office:value-type="float" office:value="1" calcext:value-type="float">
            <text:p>1</text:p>
          </table:table-cell>
          <table:table-cell office:value-type="string" calcext:value-type="string">
            <text:p>Beat Happening！MONDAY PANIC！</text:p>
          </table:table-cell>
          <table:table-cell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5</text:p>
          </table:table-cell>
          <table:table-cell table:style-name="ce58" office:value-type="float" office:value="1" calcext:value-type="float">
            <text:p>1</text:p>
          </table:table-cell>
          <table:table-cell office:value-type="string" calcext:value-type="string">
            <text:p>ANYTIME !! Vol.3</text:p>
          </table:table-cell>
          <table:table-cell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ヤマチ企画×BH!『あの娘のスカートの中』</text:p>
          </table:table-cell>
          <table:table-cell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DISCO CHANNEL</text:p>
          </table:table-cell>
          <table:table-cell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9</text:p>
          </table:table-cell>
          <table:table-cell table:style-name="ce58" office:value-type="float" office:value="1" calcext:value-type="float">
            <text:p>1</text:p>
          </table:table-cell>
          <table:table-cell office:value-type="string" calcext:value-type="string">
            <text:p>The Plashments TOUR 2014『Kick and Rush』</text:p>
          </table:table-cell>
          <table:table-cell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30</text:p>
          </table:table-cell>
          <table:table-cell table:style-name="ce58" office:value-type="float" office:value="1" calcext:value-type="float">
            <text:p>1</text:p>
          </table:table-cell>
          <table:table-cell office:value-type="string" calcext:value-type="string">
            <text:p>ひらくドア レコ発&amp;ラストワンマンライブ「夢から醒めても君に逢えたら」</text:p>
          </table:table-cell>
          <table:table-cell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KANAHEBI LIVE</text:p>
          </table:table-cell>
          <table:table-cell office:value-type="string" calcext:value-type="string">
            <text:p><text:s text:c="2"/>&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2</text:p>
          </table:table-cell>
          <table:table-cell table:style-name="ce58" office:value-type="float" office:value="1" calcext:value-type="float">
            <text:p>1</text:p>
          </table:table-cell>
          <table:table-cell office:value-type="string" calcext:value-type="string">
            <text:p>Less Than TV × THREE presentsbr2n "Soundhole Syndicate⑥ 〜「FOLK SHOCK FUCKERS③」&amp;「COMIC EP」br2n W RELEASE PARTY！！〜"</text:p>
          </table:table-cell>
          <table:table-cell office:value-type="string" calcext:value-type="string">
            <text:p><text:s text:c="2"/>FOLK SHOCK FUCKERS / 三沢洋紀と岡林ロックンロール・センター / 倉内太 ラミ子 / Ohayo Mountain Road / 久土'N'茶谷 / 有馬和樹(おとぎ話) / 三輪二郎＆マザーコンプレックス 真黒毛ぼっくす / ナスカ・カー / ランタンパレード <text:s text:c="4"/></text:p>
          </table:table-cell>
          <table:table-cell office:value-type="string" calcext:value-type="string">
            <text:p>open / start 14:30 / 15: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ひな祭りに帰ってきた金ちゃんのロックンロールサーカス</text:p>
          </table:table-cell>
          <table:table-cell office:value-type="string" calcext:value-type="string">
            <text:p><text:s text:c="2"/>THE LET'S GO's / BOY FROM HELL / 佐古勇気とGABBA GABBA HEY <text:s/>&lt;DJ&gt; ネモト・ド・ショボーレ（DECKREC） &lt;FOOD&gt; キッチン小判鮫 <text:s text:c="5"/></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DEXPO! -ウイニングイレブン 最強王者決定戦 〜W杯イヤーSP〜-</text:p>
          </table:table-cell>
          <table:table-cell office:value-type="string" calcext:value-type="string">
            <text:p><text:s text:c="2"/>ウイイレ2014年初大会 !! 挑戦者募集 !! <text:s/></text:p>
          </table:table-cell>
          <table:table-cell office:value-type="string" calcext:value-type="string">
            <text:p>open / start 20:00予定　adv / door 1500 (w/2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5</text:p>
          </table:table-cell>
          <table:table-cell table:style-name="ce58" office:value-type="float" office:value="1" calcext:value-type="float">
            <text:p>1</text:p>
          </table:table-cell>
          <table:table-cell office:value-type="string" calcext:value-type="string">
            <text:p>twine reveal</text:p>
          </table:table-cell>
          <table:table-cell office:value-type="string" calcext:value-type="string">
            <text:p><text:s text:c="2"/>SFTSTPS (from Berlin) / Chihei Hatakeyama / AKN (kuruucrew / goat) / haruhisa tanaka &lt;DJ&gt; PONTIAC aka びんかん <text:s text:c="4"/></text:p>
          </table:table-cell>
          <table:table-cell office:value-type="string" calcext:value-type="string">
            <text:p>open / start 19:00 / 19: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スーパースリー 〜アンディ凱旋ライブをOMOTENASHI〜</text:p>
          </table:table-cell>
          <table:table-cell office:value-type="string" calcext:value-type="string">
            <text:p><text:s text:c="2"/>Little Wood(大阪) / Rくん(Daniel Kwon) / 杉山裕 / 川島功平 / 鈴木健吾(ex.THREE) / しばやまいぬ 鈴木健介(salsa) / and more <text:s/></text:p>
          </table:table-cell>
          <table:table-cell office:value-type="string" calcext:value-type="string">
            <text:p>open / start 18:30 / 19:00　adv / door 1000 / 1500 (+2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M.J.Q presentsbr2n 「天罰なんかクソ喰らえっ!!! vol.23」</text:p>
          </table:table-cell>
          <table:table-cell office:value-type="string" calcext:value-type="string">
            <text:p><text:s text:c="2"/>M.J.Q (遠藤ミチロウ+クハラカズユキ+山本久土) / イマイアキノブ×サトウミノル <text:s text:c="4"/></text:p>
          </table:table-cell>
          <table:table-cell office:value-type="string" calcext:value-type="string">
            <text:p>open / start 18:30 / 19:30　adv / door 3000 / 3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JUKEBOX 番外編リベンジマッチ</text:p>
          </table:table-cell>
          <table:table-cell office:value-type="string" calcext:value-type="string">
            <text:p><text:s text:c="2"/>&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 <text:s text:c="2"/></text:p>
          </table:table-cell>
          <table:table-cell office:value-type="string" calcext:value-type="string">
            <text:p>open / start 20:00　adv / door 2000 / 2500 (w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8</text:p>
          </table:table-cell>
          <table:table-cell table:style-name="ce58" office:value-type="float" office:value="2" calcext:value-type="float">
            <text:p>2</text:p>
          </table:table-cell>
          <table:table-cell office:value-type="string" calcext:value-type="string">
            <text:p>JUKEBOX 番外編リベンジマッチ</text:p>
          </table:table-cell>
          <table:table-cell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ドン・マルティネス presentsbr2n 「岡本大聖誕祭 サンキューロッカーズ」</text:p>
          </table:table-cell>
          <table:table-cell office:value-type="string" calcext:value-type="string">
            <text:p><text:s text:c="2"/>ドン・マルティネス / ソコラノグループ / 森岡義裕(撃鉄) / 鈴木健介(salsa) / and more &lt;DJ&gt; ファンクおにぃ(集good!!!) <text:s text:c="5"/></text:p>
          </table:table-cell>
          <table:table-cell office:value-type="string" calcext:value-type="string">
            <text:p>open / close 14:00 / 18:00 adv / door 1000 / 1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BAD BLOOD</text:p>
          </table:table-cell>
          <table:table-cell office:value-type="string" calcext:value-type="string">
            <text:p><text:s text:c="2"/>ダニー井野 / クックヨシザワ(ミートザホープス) / 関口萌(Paradise/アンダーボーイズ) / 佐古勇気(snap)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Room Service</text:p>
          </table:table-cell>
          <table:table-cell office:value-type="string" calcext:value-type="string">
            <text:p><text:s text:c="2"/>&lt;LIVE&gt; Zews / 狂気 / SMOKIN' IN THE BOYS ROOM <text:s/>&lt;DJ&gt; くそばばあ(FALSETTOS) / 邪魔介(ALL RAGGAE Set) / シンイチ&amp;ぽんちゃん Ai tune&amp;acuy / poco / iku(Merpeoples) <text:s/>&lt;FOOD&gt; ??? <text:s/></text:p>
          </table:table-cell>
          <table:table-cell office:value-type="string" calcext:value-type="string">
            <text:p>open / start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国学院音楽遊ギ</text:p>
          </table:table-cell>
          <table:table-cell office:value-type="string" calcext:value-type="string">
            <text:p><text:s text:c="2"/>*** <text:s/></text:p>
          </table:table-cell>
          <table:table-cell office:value-type="string" calcext:value-type="string">
            <text:p>open / start ***　adv / door ***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3AD</text:p>
          </table:table-cell>
          <table:table-cell office:value-type="string" calcext:value-type="string">
            <text:p><text:s text:c="2"/>ChainsawTV(福岡) / JENNIFER ISOLATION(福岡) / 狂気 / 水彩 / Adios Amigos / and more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Kin &amp; Ai presentsbr2n 「W」</text:p>
          </table:table-cell>
          <table:table-cell office:value-type="string" calcext:value-type="string">
            <text:p><text:s text:c="2"/>&lt;LIVE&gt; ロイジプシー / 田中象雨×櫻井ちひろ(ライブ書道) / BOY FROM HELL / ホッタモモ &lt;DJ&gt; John Titors/ ホセポッセ /原島"ど真ん中"宙芳 / 古川(狂気) <text:s text:c="4"/></text:p>
          </table:table-cell>
          <table:table-cell office:value-type="string" calcext:value-type="string">
            <text:p>open / start 18:00 / 18:3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HUH × DJ MEMAI presentsbr2n 「OBEY」</text:p>
          </table:table-cell>
          <table:table-cell office:value-type="string" calcext:value-type="string">
            <text:p><text:s text:c="2"/>HUH / DJ MEMAI×HIKO / CARRE / KURUUCREW / L?K?O <text:s text:c="4"/></text:p>
          </table:table-cell>
          <table:table-cell office:value-type="string" calcext:value-type="string">
            <text:p>open / start 19:00 / 19:3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お熱いのがお好き</text:p>
          </table:table-cell>
          <table:table-cell office:value-type="string" calcext:value-type="string">
            <text:p><text:s text:c="4"/>お熱いブログ http://www.oatsuinogaosuki.blogspot.jp/ <text:s text:c="2"/></text:p>
          </table:table-cell>
          <table:table-cell office:value-type="string" calcext:value-type="string">
            <text:p>open / start 13:00 / 13:30　adv / door 2500 / 28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7</text:p>
          </table:table-cell>
          <table:table-cell table:style-name="ce58" office:value-type="float" office:value="1" calcext:value-type="float">
            <text:p>1</text:p>
          </table:table-cell>
          <table:table-cell office:value-type="string" calcext:value-type="string">
            <text:p>menu!</text:p>
          </table:table-cell>
          <table:table-cell office:value-type="string" calcext:value-type="string">
            <text:p><text:s text:c="2"/>東洋ノ魔女 / くれないけいく / and more <text:s/></text:p>
          </table:table-cell>
          <table:table-cell office:value-type="string" calcext:value-type="string">
            <text:p>open / start 18:30 / 19:0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8</text:p>
          </table:table-cell>
          <table:table-cell table:style-name="ce58" office:value-type="float" office:value="1" calcext:value-type="float">
            <text:p>1</text:p>
          </table:table-cell>
          <table:table-cell office:value-type="string" calcext:value-type="string">
            <text:p>Getting Better Presentsbr2n 「FREEDOM [Champagne]祭」</text:p>
          </table:table-cell>
          <table:table-cell office:value-type="string" calcext:value-type="string">
            <text:p><text:s text:c="2"/>&lt;DJ&gt; 片平実(Getting Better) <text:s text:c="3"/></text:p>
          </table:table-cell>
          <table:table-cell office:value-type="string" calcext:value-type="string">
            <text:p>open / start 18:00　adv / door 1500 / 2000 (+1d)　ticket THREEbr2n</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ookubofactory企画br2n 「the Factory 1」</text:p>
          </table:table-cell>
          <table:table-cell office:value-type="string" calcext:value-type="string">
            <text:p><text:s text:c="2"/>ookubofactory / the mornings / トリプルファイヤー <text:s/></text:p>
          </table:table-cell>
          <table:table-cell office:value-type="string" calcext:value-type="string">
            <text:p>open / start 19:00 / 20:00　adv / door 1000 / 1500 (+2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To Be Announced</text:p>
          </table:table-cell>
          <table:table-cell office:value-type="string" calcext:value-type="string">
            <text:p><text:s text:c="2"/>***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ランランランズ　1st Album　レコ発ツアーbr2n 「ランランランズは疾走中」br2n ツアーファイナル</text:p>
          </table:table-cell>
          <table:table-cell office:value-type="string" calcext:value-type="string">
            <text:p><text:s text:c="2"/>ランランランズ / 或るミイ / the milky tangerine &lt;DJ&gt; TANACHU <text:s text:c="5"/></text:p>
          </table:table-cell>
          <table:table-cell office:value-type="string" calcext:value-type="string">
            <text:p>open / start 18:00 / 19:0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The first anniversary</text:p>
          </table:table-cell>
          <table:table-cell office:value-type="string" calcext:value-type="string">
            <text:p><text:s text:c="2"/>黒水伸一TRIO （黒水伸一 Vo,G/伴慶充 Ds,Cho/信夫正彦 B,Key,Cho） <text:s text:c="4"/></text:p>
          </table:table-cell>
          <table:table-cell office:value-type="string" calcext:value-type="string">
            <text:p>open / start 18:30 / 19:00　adv / door 3000 / 3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P×N×K !!!</text:p>
          </table:table-cell>
          <table:table-cell office:value-type="string" calcext:value-type="string">
            <text:p><text:s text:c="2"/>藤岡みなみ&amp;ザ・モローンズ / NZNZCAKE / FALSETTOS / and more <text:s text:c="4"/></text:p>
          </table:table-cell>
          <table:table-cell office:value-type="string" calcext:value-type="string">
            <text:p>open / start 18:30 / 19: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5</text:p>
          </table:table-cell>
          <table:table-cell table:style-name="ce58" office:value-type="float" office:value="1" calcext:value-type="float">
            <text:p>1</text:p>
          </table:table-cell>
          <table:table-cell office:value-type="string" calcext:value-type="string">
            <text:p>カラバッシュの左側</text:p>
          </table:table-cell>
          <table:table-cell office:value-type="string" calcext:value-type="string">
            <text:p><text:s text:c="2"/>WINDOWZ / PeopleJam / 沖ちづる / mothercoat / テコの原理 <text:s/></text:p>
          </table:table-cell>
          <table:table-cell office:value-type="string" calcext:value-type="string">
            <text:p>open / start 18:00 / 18: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otoe label presetsbr2n 「NO FUN vol.6」</text:p>
          </table:table-cell>
          <table:table-cell office:value-type="string" calcext:value-type="string">
            <text:p><text:s text:c="2"/>デマゴーグ / THIS IS JAPAN / KIRIHITO <text:s text:c="3"/></text:p>
          </table:table-cell>
          <table:table-cell office:value-type="string" calcext:value-type="string">
            <text:p>open / start 19:00 / 19:30　adv / door 500 / 1000 (+3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シャー クニャークス×アーバンダンス共同企画br2n 「シャーバンダンス王国のサーカス」</text:p>
          </table:table-cell>
          <table:table-cell office:value-type="string" calcext:value-type="string">
            <text:p><text:s text:c="2"/>シャー クニャークス / アーバンダンス /The Randolf / HAPPLE <text:s/>&lt;food&gt; eetee食堂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Trivandrum</text:p>
          </table:table-cell>
          <table:table-cell office:value-type="string" calcext:value-type="string">
            <text:p><text:s text:c="2"/>&lt;LIVE&gt; HATENOHATE / Sandy Frank / Y.I.M &lt;DJ&gt; ALTZ / PONTIAC a.k.a びんかん (/Abduction) / BLACKOUT aka DJ HIROAKI (PSYCHOGEM/ene) / and more &lt;DECO&gt; aiyuuri (Vaaaahana/秘境祭) <text:s text:c="2"/></text:p>
          </table:table-cell>
          <table:table-cell office:value-type="string" calcext:value-type="string">
            <text:p>open / start 21: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9</text:p>
          </table:table-cell>
          <table:table-cell table:style-name="ce58" office:value-type="float" office:value="1" calcext:value-type="float">
            <text:p>1</text:p>
          </table:table-cell>
          <table:table-cell office:value-type="string" calcext:value-type="string">
            <text:p>東京ノイズ第八回</text:p>
          </table:table-cell>
          <table:table-cell office:value-type="string" calcext:value-type="string">
            <text:p><text:s text:c="2"/>§†§ / ロック墓場（NAGOYA) / †13TH MOON† / PANORAMA FAMILY / シャイガンティ / COUNT　PHANTOM（NAGOYA） Y.I.M. / YOU GOT A RADIO! / TECHNIC RUNNER <text:s text:c="4"/></text:p>
          </table:table-cell>
          <table:table-cell office:value-type="string" calcext:value-type="string">
            <text:p>open / start 18:30 / 19:00　adv / door 2000 / 2300 (+1d)　ticket THREE / LAWSON TICKET L-71284</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30</text:p>
          </table:table-cell>
          <table:table-cell table:style-name="ce58" office:value-type="float" office:value="1" calcext:value-type="float">
            <text:p>1</text:p>
          </table:table-cell>
          <table:table-cell office:value-type="string" calcext:value-type="string">
            <text:p>アミーズボーカルスクール パフォーマンス部発表会 vol.0</text:p>
          </table:table-cell>
          <table:table-cell office:value-type="string" calcext:value-type="string">
            <text:p><text:s text:c="2"/>*** <text:s/></text:p>
          </table:table-cell>
          <table:table-cell office:value-type="string" calcext:value-type="string">
            <text:p>open / start 12:00 / 12:15　adv / door 未定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30</text:p>
          </table:table-cell>
          <table:table-cell table:style-name="ce58" office:value-type="float" office:value="2" calcext:value-type="float">
            <text:p>2</text:p>
          </table:table-cell>
          <table:table-cell office:value-type="string" calcext:value-type="string">
            <text:p>ゆん☆リボーん presents br2n 「アンチエイジング日本代表唄って踊れるアジアのロックスターゆん様誕生日パーティー」</text:p>
          </table:table-cell>
          <table:table-cell office:value-type="string" calcext:value-type="string">
            <text:p><text:s text:c="2"/>Withキュウ / riverロマンチック日本代表 <text:s/></text:p>
          </table:table-cell>
          <table:table-cell office:value-type="string" calcext:value-type="string">
            <text:p>open / start 18:00 / 18: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maintenance</text:p>
          </table:table-cell>
          <table:table-cell office:value-type="string" calcext:value-type="string">
            <text:p><text:s text:c="2"/>*THREE店頭前売は通常通り16:00〜販売致します。 </text:p>
          </table:table-cell>
          <table:table-cell office:value-type="string" calcext:value-type="string">
            <text:p>open / start 18:00 / 18:30　adv / door 2000 / 2500 (+1d)　ticket THREE</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15</text:p>
          </table:table-cell>
          <table:table-cell table:style-name="ce48" office:value-type="float" office:value="1" calcext:value-type="float">
            <text:p>1</text:p>
          </table:table-cell>
          <table:table-cell table:style-name="ce68" office:value-type="string" calcext:value-type="string">
            <text:p>SQUIDS magazine presents, “AMAZON”</text:p>
          </table:table-cell>
          <table:table-cell table:style-name="ce68" office:value-type="string" calcext:value-type="string">
            <text:p>SQUIDS magazine ALLSTARS (carios、DKXO、徳利、noppal、znee、slept、CDTV)</text:p>
            <text:p>【ゲスト】kaniQkai / チミドロ / YOUTH ISSUE</text:p>
            <text:p>国分純平 / diskomargaux / Ultra Magnetic MD's</text:p>
            <text:p>森光光子 / KOITAMA / killdisco / 和折将軍 and more!</text:p>
          </table:table-cell>
          <table:table-cell table:style-name="ce68" office:value-type="string" calcext:value-type="string">
            <text:p>OPEN 16:30 / START 16:30</text:p>
            <text:p>DOOR¥2000</text:p>
            <text:p>【発売】当日のみ</text:p>
          </table:table-cell>
          <table:table-cell table:number-columns-repeated="6"/>
        </table:table-row>
        <table:table-row table:style-name="ro22">
          <table:table-cell/>
          <table:table-cell table:style-name="ce48" office:value-type="float" office:value="4" calcext:value-type="float">
            <text:p>4</text:p>
          </table:table-cell>
          <table:table-cell table:style-name="ce51" office:value-type="string" calcext:value-type="string">
            <text:p>0315</text:p>
          </table:table-cell>
          <table:table-cell table:style-name="ce48" office:value-type="float" office:value="2" calcext:value-type="float">
            <text:p>2</text:p>
          </table:table-cell>
          <table:table-cell table:style-name="ce68" office:value-type="string" calcext:value-type="string">
            <text:p>ホワイトデー・キッス・ナイト</text:p>
          </table:table-cell>
          <table:table-cell table:style-name="ce68" office:value-type="string" calcext:value-type="string">
            <text:p>やついいちろう(エレキコミック)</text:p>
            <text:p>他、豪華ゲスト！</text:p>
          </table:table-cell>
          <table:table-cell table:style-name="ce68" office:value-type="string" calcext:value-type="string">
            <text:p>OPEN 23:30 / START 23:30</text:p>
            <text:p>ADV¥2000 / DOOR 未定</text:p>
            <text:p>【発売】eplus・LOFT 2/11〜</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16</text:p>
          </table:table-cell>
          <table:table-cell table:style-name="ce48" office:value-type="float" office:value="1" calcext:value-type="float">
            <text:p>1</text:p>
          </table:table-cell>
          <table:table-cell table:style-name="ce68" office:value-type="string" calcext:value-type="string">
            <text:p>ピストル・ディスコ巡業2014　『私をFES.に連れてって〜祝祭〜』</text:p>
            <text:p/>
            <text:p/>
          </table:table-cell>
          <table:table-cell table:style-name="ce68" office:value-type="string" calcext:value-type="string">
            <text:p>ピアノゾンビ / ミソッカス / 夜の本気ダンス</text:p>
            <text:p>ヒラオコジョー・ザ・グループサウンズ / the twenties</text:p>
            <text:p>【DJ】ピストルディスコ</text:p>
          </table:table-cell>
          <table:table-cell table:style-name="ce68" office:value-type="string" calcext:value-type="string">
            <text:p>OPEN 16:30 / START 17:00</text:p>
            <text:p>ADV¥3000 / DOOR¥3500</text:p>
            <text:p>【発売】LAWSON・LOFT 3/1〜</text:p>
            <text:p>●Lコード:73246</text:p>
          </table:table-cell>
          <table:table-cell table:number-columns-repeated="6"/>
        </table:table-row>
        <table:table-row table:style-name="ro23">
          <table:table-cell/>
          <table:table-cell table:style-name="ce47" office:value-type="float" office:value="4" calcext:value-type="float">
            <text:p>4</text:p>
          </table:table-cell>
          <table:table-cell table:style-name="ce51" office:value-type="string" calcext:value-type="string">
            <text:p>0317</text:p>
          </table:table-cell>
          <table:table-cell table:style-name="ce57" office:value-type="float" office:value="1" calcext:value-type="float">
            <text:p>1</text:p>
          </table:table-cell>
          <table:table-cell table:style-name="ce66" office:value-type="string" calcext:value-type="string">
            <text:p>【BAR LOUNGE】</text:p>
            <text:p>DVD「下田美咲って誰？」発売記念「お花見！ブチ上がりカルタ！～美咲のためなら花咲かす～」</text:p>
          </table:table-cell>
          <table:table-cell table:style-name="ce66" office:value-type="string" calcext:value-type="string">
            <text:p>下田美咲</text:p>
          </table:table-cell>
          <table:table-cell table:style-name="ce66" office:value-type="string" calcext:value-type="string">
            <text:p>OPEN 19:15 / START 19:30</text:p>
            <text:p>※招待制イベント(D代別)</text:p>
            <text:p>【イベント観覧方法】</text:p>
            <text:p>予約者優先で下記対象店舗にて対象商品をお買い上げの方に先着で</text:p>
            <text:p>「整理番号付きイベント参加券」を差し上げます。</text:p>
            <text:p>【対象店舗】</text:p>
            <text:p>SHIBUYA TSUTAYA</text:p>
            <text:p>TSUTAYA新宿店</text:p>
            <text:p>【対象商品】</text:p>
            <text:p>2014年2月26日(水)発売DVD　「下田美咲って誰？」(YRBN-90710)　1,800円(税抜)＋税</text:p>
            <text:p>・上記対象商品のご購入枚数分「整理番号付きイベント参加券」を差し上げます。</text:p>
            <text:p>・「整理番号付きイベント参加券」をお持ちのお客様は19：15に新宿ロフトBARステージにご集合ください。また時間前のご集合はご遠慮ください。</text:p>
            <text:p>・「整理番号付きイベント参加券」はなくなり次第配布終了とさせていただきます</text:p>
            <text:p>・ご予約で定員に達した場合、その後に商品をご予約・ご購入いただいても「整理番号付きイベント参加券」は付きません。</text:p>
            <text:p>・イベント当日、必ずイベント参加券をお持ちください。「整理番号付きイベント参加券」はいかなる場合（紛失・焼却・破損等）も再発行致しません。</text:p>
            <text:p>・イベントスペースへのご入場は、整理券の番号順となります。集合時間に遅れた場合は整理番号が無効となり、最後尾のご入場となる場合がありますので、予めご了承下さい。</text:p>
            <text:p>【注意事項】</text:p>
            <text:p>※小学生以上のお客様より「整理番号付きイベント参加券」が必要となります。</text:p>
            <text:p>※当日は係員およびスタッフの指示・注意に従ってください。指示に従っていただけない場合、参加をお断りする場合がございます。</text:p>
            <text:p>また、会場内で係員の指示及び注意事項に従わずに生じた事故については、主催者は一切責任を負いません。</text:p>
            <text:p>※イベントは諸事情等により内容の変更・中止になる可能性がございます。予めご了承ください。</text:p>
            <text:p>※貴重品などの手荷物は各自でお願い致します。</text:p>
            <text:p>※「整理番号付きイベント参加券」の転売行為は一切禁止となります。</text:p>
            <text:p>※出演者は予定であり、変更になる場合がありますので、予めご了承ください。</text:p>
            <text:p>※当日、イベントのマスコミ取材・TV番組・インターネット配信のカメラが入る場合がございます。お客様の映り込みの可能性がございますので、予めご了承の上ご参加ください。</text:p>
            <text:p>※当日の交通費・宿泊費等はお客様負担となります。</text:p>
            <text:p>※会場の設備故障や天災、交通ストライキなど不可抗力の事由により、イベント不可能と判断された場合は、イベントを中止致します。</text:p>
            <text:p>※イベント中止・延期の場合、旅費などの補償は出来ません。</text:p>
            <text:p>【総合お問合せ先】</text:p>
            <text:p>よしもとアール・アンド・シー　0120-600-316（平日のみ11:00～18:00）</text:p>
          </table:table-cell>
          <table:table-cell table:number-columns-repeated="6"/>
        </table:table-row>
        <table:table-row table:style-name="ro22">
          <table:table-cell/>
          <table:table-cell table:style-name="ce47" office:value-type="float" office:value="4" calcext:value-type="float">
            <text:p>4</text:p>
          </table:table-cell>
          <table:table-cell table:style-name="ce51" office:value-type="string" calcext:value-type="string">
            <text:p>0317</text:p>
          </table:table-cell>
          <table:table-cell table:style-name="ce57" office:value-type="float" office:value="2" calcext:value-type="float">
            <text:p>2</text:p>
          </table:table-cell>
          <table:table-cell table:style-name="ce66" office:value-type="string" calcext:value-type="string">
            <text:p>みんなの戦艦presents</text:p>
            <text:p>「しゃべる戦艦」～radioheadをしゃべる</text:p>
          </table:table-cell>
          <table:table-cell table:style-name="ce66" office:value-type="string" calcext:value-type="string">
            <text:p>【司会】赤倉滋（みんなの戦艦/LOOLOWNINGEN&amp;THE FAR EAST IDIOTS）</text:p>
            <text:p>【パネリスト】笹口騒音（うみのて）/照井順政（ハイスイノナサ） </text:p>
            <text:p>マモル（nhhmbase） / 奥村祥人（みんなの戦艦/henrytennis） 他</text:p>
          </table:table-cell>
          <table:table-cell table:style-name="ce66" office:value-type="string" calcext:value-type="string">
            <text:p>OPEN 19:30 / START 20:00</text:p>
            <text:p>DOOR¥500(1D込)</text:p>
            <text:p>【発売】LOFT 当日のみ</text:p>
          </table:table-cell>
          <table:table-cell table:number-columns-repeated="6"/>
        </table:table-row>
        <table:table-row table:style-name="ro22">
          <table:table-cell/>
          <table:table-cell table:style-name="ce48" office:value-type="float" office:value="4" calcext:value-type="float">
            <text:p>4</text:p>
          </table:table-cell>
          <table:table-cell table:style-name="ce51" office:value-type="string" calcext:value-type="string">
            <text:p>0318</text:p>
          </table:table-cell>
          <table:table-cell table:style-name="ce48" office:value-type="float" office:value="1" calcext:value-type="float">
            <text:p>1</text:p>
          </table:table-cell>
          <table:table-cell table:style-name="ce67" office:value-type="string" calcext:value-type="string">
            <text:p>LOFT POWER PUSH ! ! 2014</text:p>
          </table:table-cell>
          <table:table-cell table:style-name="ce67" office:value-type="string" calcext:value-type="string">
            <text:p>in towns / Gifted Fool</text:p>
            <text:p>中村パーキング / モノクロウム / Bakyun the everyday</text:p>
          </table:table-cell>
          <table:table-cell table:style-name="ce67" office:value-type="string" calcext:value-type="string">
            <text:p>OPEN 18:00 / START 18:30</text:p>
            <text:p>ADV¥2300 / DOOR¥2800</text:p>
            <text:p>【発売】eplus・LOFT 2/2〜</text:p>
          </table:table-cell>
          <table:table-cell table:number-columns-repeated="6"/>
        </table:table-row>
        <table:table-row table:style-name="ro24">
          <table:table-cell/>
          <table:table-cell table:style-name="ce48" office:value-type="float" office:value="4" calcext:value-type="float">
            <text:p>4</text:p>
          </table:table-cell>
          <table:table-cell table:style-name="ce51" office:value-type="string" calcext:value-type="string">
            <text:p>0318</text:p>
          </table:table-cell>
          <table:table-cell table:style-name="ce48" office:value-type="float" office:value="2" calcext:value-type="float">
            <text:p>2</text:p>
          </table:table-cell>
          <table:table-cell table:style-name="ce67" office:value-type="string" calcext:value-type="string">
            <text:p>3,2,1,explosion！</text:p>
          </table:table-cell>
          <table:table-cell table:style-name="ce67" office:value-type="string" calcext:value-type="string">
            <text:p>【LIVE】LIVING IN THE DARK / 今泉沙友里</text:p>
            <text:p>and more...！</text:p>
          </table:table-cell>
          <table:table-cell table:style-name="ce67" office:value-type="string" calcext:value-type="string">
            <text:p>OPEN 18:30 / START 19:00</text:p>
            <text:p>DOOR¥1500-(2drink or 1food1drink付き)</text:p>
          </table:table-cell>
          <table:table-cell table:number-columns-repeated="6"/>
        </table:table-row>
        <table:table-row table:style-name="ro2">
          <table:table-cell/>
          <table:table-cell table:style-name="ce48" office:value-type="float" office:value="4" calcext:value-type="float">
            <text:p>4</text:p>
          </table:table-cell>
          <table:table-cell table:style-name="ce51" office:value-type="string" calcext:value-type="string">
            <text:p>0319</text:p>
          </table:table-cell>
          <table:table-cell table:style-name="ce48" office:value-type="float" office:value="1" calcext:value-type="float">
            <text:p>1</text:p>
          </table:table-cell>
          <table:table-cell table:style-name="ce68" office:value-type="string" calcext:value-type="string">
            <text:p>Welcome to the Real World</text:p>
          </table:table-cell>
          <table:table-cell table:style-name="ce68" table:number-columns-repeated="2"/>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0</text:p>
          </table:table-cell>
          <table:table-cell table:style-name="ce48" office:value-type="float" office:value="1" calcext:value-type="float">
            <text:p>1</text:p>
          </table:table-cell>
          <table:table-cell table:style-name="ce68" office:value-type="string" calcext:value-type="string">
            <text:p>NO ROOM FOR SQUARES!! Vol.１</text:p>
          </table:table-cell>
          <table:table-cell table:style-name="ce68" office:value-type="string" calcext:value-type="string">
            <text:p>BELLRING少女ハート / 水曜日のカンパネラ</text:p>
            <text:p>バンドじゃないもん！/ daoko</text:p>
            <text:p>ぇゎモゐ / owtn.</text:p>
          </table:table-cell>
          <table:table-cell table:style-name="ce68" office:value-type="string" calcext:value-type="string">
            <text:p>OPEN 18:00 / START 18:00</text:p>
            <text:p>ADV¥2500 / DOOR¥3000</text:p>
            <text:p>【発売】LAWSON・eplus・LOFT 2/15〜</text:p>
            <text:p>●Lコード:71656</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0</text:p>
          </table:table-cell>
          <table:table-cell table:style-name="ce48" office:value-type="float" office:value="2" calcext:value-type="float">
            <text:p>2</text:p>
          </table:table-cell>
          <table:table-cell table:style-name="ce68" office:value-type="string" calcext:value-type="string">
            <text:p>でんぱないとJAPAN</text:p>
          </table:table-cell>
          <table:table-cell table:style-name="ce68" office:value-type="string" calcext:value-type="string">
            <text:p>DJ西村ひよこちゃん / DJ EVENGELION</text:p>
            <text:p>DJ四捨五入 / DJエピタフ / DJチンタオ</text:p>
            <text:p>【LIVE】NATURE DANGER GANG</text:p>
          </table:table-cell>
          <table:table-cell table:style-name="ce68" office:value-type="string" calcext:value-type="string">
            <text:p>OPEN 24:00 / START 24:00</text:p>
            <text:p>ADV¥1500 / DOOR¥2000</text:p>
            <text:p>【発売】LOFT 当日のみ</text:p>
            <text:p>※前売りは出演者予約のみ</text:p>
          </table:table-cell>
          <table:table-cell table:number-columns-repeated="6"/>
        </table:table-row>
        <table:table-row table:style-name="ro25">
          <table:table-cell/>
          <table:table-cell table:style-name="ce47" office:value-type="float" office:value="4" calcext:value-type="float">
            <text:p>4</text:p>
          </table:table-cell>
          <table:table-cell table:style-name="ce51" office:value-type="string" calcext:value-type="string">
            <text:p>0321</text:p>
          </table:table-cell>
          <table:table-cell table:style-name="ce57" office:value-type="float" office:value="1" calcext:value-type="float">
            <text:p>1</text:p>
          </table:table-cell>
          <table:table-cell table:style-name="ce66" office:value-type="string" calcext:value-type="string">
            <text:p>FLOPPY 20140321</text:p>
          </table:table-cell>
          <table:table-cell table:style-name="ce66" office:value-type="string" calcext:value-type="string">
            <text:p>FLOPPY</text:p>
          </table:table-cell>
          <table:table-cell table:style-name="ce66" office:value-type="string" calcext:value-type="string">
            <text:p>OPEN 17:00 / START 18:00</text:p>
            <text:p>ADV¥3500/DOOR¥4000</text:p>
            <text:p>【発売】LAWSON・eplus・LOFT 1/19〜</text:p>
            <text:p>●Lコード:78081</text:p>
            <text:p>●入場順：各チケットNo.001〜</text:p>
          </table:table-cell>
          <table:table-cell table:number-columns-repeated="6"/>
        </table:table-row>
        <table:table-row table:style-name="ro26">
          <table:table-cell/>
          <table:table-cell table:style-name="ce47" office:value-type="float" office:value="4" calcext:value-type="float">
            <text:p>4</text:p>
          </table:table-cell>
          <table:table-cell table:style-name="ce51" office:value-type="string" calcext:value-type="string">
            <text:p>0321</text:p>
          </table:table-cell>
          <table:table-cell table:style-name="ce57" office:value-type="float" office:value="2" calcext:value-type="float">
            <text:p>2</text:p>
          </table:table-cell>
          <table:table-cell table:style-name="ce66" office:value-type="string" calcext:value-type="string">
            <text:p>SHIN-JUKE vol.6 ～Fruity&amp;CRZKNY double release Party!!～</text:p>
          </table:table-cell>
          <table:table-cell table:style-name="ce66" office:value-type="string" calcext:value-type="string">
            <text:p>Fruity / CRZKNY / 粗悪ビーツ＋溺死</text:p>
            <text:p>D.J.April＋Yuki aka 3D / BoogieMann</text:p>
            <text:p>SOCCERBOY feat.DJ MAYAKU / Kent Alexander</text:p>
            <text:p>Have a Nice Day! / NATURE DANGER GANG</text:p>
            <text:p>Neo Tokyo Bass</text:p>
            <text:p>【Dancer】Weezy(Deemc/SHINKARON) / HARUKO　/TAKUYA(H.a.V.o.C) /Re:9</text:p>
            <text:p/>
            <text:p>【FOOD】新宿ドゥースラー</text:p>
          </table:table-cell>
          <table:table-cell table:style-name="ce66" office:value-type="string" calcext:value-type="string">
            <text:p>OPEN 23:30 / START 23:30</text:p>
            <text:p>ADV¥2000 / DOOR¥2500</text:p>
            <text:p>【発売】LAWSON・eplus・LOFT 2/16〜</text:p>
            <text:p>●Lコード:71750</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2</text:p>
          </table:table-cell>
          <table:table-cell table:style-name="ce48" office:value-type="float" office:value="1" calcext:value-type="float">
            <text:p>1</text:p>
          </table:table-cell>
          <table:table-cell table:style-name="ce67" office:value-type="string" calcext:value-type="string">
            <text:p>SA x RADIOTS – 2 SIDE VORTEX TOUR 2014-</text:p>
          </table:table-cell>
          <table:table-cell table:style-name="ce67" office:value-type="string" calcext:value-type="string">
            <text:p>SA</text:p>
            <text:p>RADIOTS</text:p>
            <text:p>【DJ】MAISAWA(Anthology Hair)</text:p>
          </table:table-cell>
          <table:table-cell table:style-name="ce67" office:value-type="string" calcext:value-type="string">
            <text:p>OPEN 17:30 / START 18:30</text:p>
            <text:p>ADV¥3000 / DOOR¥3500</text:p>
            <text:p>【発売】PIA・LAWSON・eplus・LOFT 1/12〜</text:p>
            <text:p>●Pコード:219-163 / Lコード:74694</text:p>
          </table:table-cell>
          <table:table-cell table:number-columns-repeated="6"/>
        </table:table-row>
        <table:table-row table:style-name="ro27">
          <table:table-cell/>
          <table:table-cell table:style-name="ce48" office:value-type="float" office:value="4" calcext:value-type="float">
            <text:p>4</text:p>
          </table:table-cell>
          <table:table-cell table:style-name="ce51" office:value-type="string" calcext:value-type="string">
            <text:p>0322</text:p>
          </table:table-cell>
          <table:table-cell table:style-name="ce48" office:value-type="float" office:value="2" calcext:value-type="float">
            <text:p>2</text:p>
          </table:table-cell>
          <table:table-cell table:style-name="ce67" office:value-type="string" calcext:value-type="string">
            <text:p>Connecting the human Sound,the Song which I want to convey!!VOL.15</text:p>
            <text:p>～fuse&amp;THE BELGAレコ発ツアーPARTY&amp;Bithday PARTY～</text:p>
          </table:table-cell>
          <table:table-cell table:style-name="ce67" office:value-type="string" calcext:value-type="string">
            <text:p>fuse / THE BELGA /aie(ズーリオカ) / 祝い組 / 浮意流(岩手) / ENZI</text:p>
            <text:p>【スペシャルゲスト】SPIKE</text:p>
            <text:p>【MC】WATARU(Gonna Ball,SIDE ONE)</text:p>
            <text:p>【DJ】OKAZ / 走召ポール</text:p>
            <text:p>【スペシャルゲストDJ】MIWAKO(Gonna Ｂall) / TAKESHI(SLAP of CEMETERY)</text:p>
            <text:p>【トークライブ】fuse&amp;THE BELGA</text:p>
          </table:table-cell>
          <table:table-cell table:style-name="ce67" office:value-type="string" calcext:value-type="string">
            <text:p>OPEN 23:30 / START 23:50</text:p>
            <text:p>ADV¥1800 / DOOR¥2300</text:p>
            <text:p>【発売】LAWSON・eplus・LOFT 1/21〜</text:p>
            <text:p>●Lコード:79852</text:p>
          </table:table-cell>
          <table:table-cell table:number-columns-repeated="6"/>
        </table:table-row>
        <table:table-row table:style-name="ro25">
          <table:table-cell/>
          <table:table-cell table:style-name="ce48" office:value-type="float" office:value="4" calcext:value-type="float">
            <text:p>4</text:p>
          </table:table-cell>
          <table:table-cell table:style-name="ce51" office:value-type="string" calcext:value-type="string">
            <text:p>0323</text:p>
          </table:table-cell>
          <table:table-cell table:style-name="ce48" office:value-type="float" office:value="1" calcext:value-type="float">
            <text:p>1</text:p>
          </table:table-cell>
          <table:table-cell table:style-name="ce68" office:value-type="string" calcext:value-type="string">
            <text:p>THE BEETHOVEN Spring ONEMAN Live’14</text:p>
            <text:p>"Classical × Emotion"</text:p>
          </table:table-cell>
          <table:table-cell table:style-name="ce68" office:value-type="string" calcext:value-type="string">
            <text:p>THE BEETHOVEN</text:p>
          </table:table-cell>
          <table:table-cell table:style-name="ce68" office:value-type="string" calcext:value-type="string">
            <text:p>OPEN 17:30 / START 18:00</text:p>
            <text:p>ADV¥3800/DOOR¥4300</text:p>
            <text:p>【一般発売】LAWSON・eplus・LOFT 1/11〜</text:p>
            <text:p>●Lコード：74282</text:p>
            <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4</text:p>
          </table:table-cell>
          <table:table-cell table:style-name="ce48" office:value-type="float" office:value="1" calcext:value-type="float">
            <text:p>1</text:p>
          </table:table-cell>
          <table:table-cell table:style-name="ce68" office:value-type="string" calcext:value-type="string">
            <text:p>[LOFT ×　Bollocks]</text:p>
            <text:p>MONDAY NIGHT ROW</text:p>
          </table:table-cell>
          <table:table-cell table:style-name="ce68" office:value-type="string" calcext:value-type="string">
            <text:p>柳家睦＆THE RAT BONES</text:p>
            <text:p>THE AUTOCRATICS/他</text:p>
          </table:table-cell>
          <table:table-cell table:style-name="ce68" office:value-type="string" calcext:value-type="string">
            <text:p>OPEN 19:30 / START 20:00</text:p>
            <text:p>ADV¥2500 / DOOR¥3000</text:p>
            <text:p>【発売】PIA・LAWSON・eplus・LOFT 3/9〜</text:p>
            <text:p>●Pコード:227-523 / Lコード:74094</text:p>
          </table:table-cell>
          <table:table-cell table:number-columns-repeated="6"/>
        </table:table-row>
        <table:table-row table:style-name="ro28">
          <table:table-cell/>
          <table:table-cell table:style-name="ce47" office:value-type="float" office:value="4" calcext:value-type="float">
            <text:p>4</text:p>
          </table:table-cell>
          <table:table-cell table:style-name="ce51" office:value-type="string" calcext:value-type="string">
            <text:p>0325</text:p>
          </table:table-cell>
          <table:table-cell table:style-name="ce57" office:value-type="float" office:value="1" calcext:value-type="float">
            <text:p>1</text:p>
          </table:table-cell>
          <table:table-cell table:style-name="ce66" office:value-type="string" calcext:value-type="string">
            <text:p>TEEN’S MUSIC CAMP 2014 U_22</text:p>
            <text:p>〜春休みダヨ！ライブハウスに全員集合！〜</text:p>
          </table:table-cell>
          <table:table-cell table:style-name="ce66" office:value-type="string" calcext:value-type="string">
            <text:p>colorfulpanda / 午前3時と退屈</text:p>
            <text:p>シンクロメトリー / ラヂオノオト</text:p>
            <text:p>シップストーリー </text:p>
            <text:p>【弾き語りステージ】久末メランコリー・榎本雄弥</text:p>
            <text:p>【ゲスト&amp;司会】細身のシャイボーイ</text:p>
            <text:p/>
            <text:p/>
          </table:table-cell>
          <table:table-cell table:style-name="ce66" office:value-type="string" calcext:value-type="string">
            <text:p>OPEN 16:30 / START 17:00</text:p>
            <text:p>ADV¥500 / DOOR¥1000(2ドリンクor1ドリンク1フード別¥1000)</text:p>
            <text:p>【発売】eplus・LOFT 3/2〜</text:p>
          </table:table-cell>
          <table:table-cell table:number-columns-repeated="6"/>
        </table:table-row>
        <table:table-row table:style-name="ro29">
          <table:table-cell/>
          <table:table-cell table:style-name="ce48" office:value-type="float" office:value="4" calcext:value-type="float">
            <text:p>4</text:p>
          </table:table-cell>
          <table:table-cell table:style-name="ce51" office:value-type="string" calcext:value-type="string">
            <text:p>0326</text:p>
          </table:table-cell>
          <table:table-cell table:style-name="ce48" office:value-type="float" office:value="1" calcext:value-type="float">
            <text:p>1</text:p>
          </table:table-cell>
          <table:table-cell table:style-name="ce67" office:value-type="string" calcext:value-type="string">
            <text:p>すーずーずーpresent「reach the sky vol.4」</text:p>
          </table:table-cell>
          <table:table-cell table:style-name="ce67" office:value-type="string" calcext:value-type="string">
            <text:p>the unknown forecast</text:p>
            <text:p>BOYS END SWING GIRL</text:p>
            <text:p>月がさ</text:p>
            <text:p>東京Monochrome </text:p>
            <text:p>【弾き語りステージ】</text:p>
            <text:p>北澤佑扶(the peggies) </text:p>
            <text:p>田村友昌(ex.ボナンザグラム)</text:p>
            <text:p>こっけ(THEこっけんろーるBAND)</text:p>
            <text:p>watai shota(Halo at 四畳半)</text:p>
          </table:table-cell>
          <table:table-cell table:style-name="ce67" office:value-type="string" calcext:value-type="string">
            <text:p>OPEN 16:30 / START 17:00</text:p>
            <text:p>ADV¥1000 / DOOR¥1500</text:p>
            <text:p>(2ドリンクまたは1ドリンク1フード別¥1000)</text:p>
            <text:p>【発売】LAWSON・eplus・LOFT 2/9〜</text:p>
            <text:p>●Lコード:70254</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7</text:p>
          </table:table-cell>
          <table:table-cell table:style-name="ce48" office:value-type="float" office:value="1" calcext:value-type="float">
            <text:p>1</text:p>
          </table:table-cell>
          <table:table-cell table:style-name="ce68" office:value-type="string" calcext:value-type="string">
            <text:p>新宿LOFT PRESENTS 3月27日木曜日</text:p>
            <text:p>【歌舞伎町爆音祭】其の四</text:p>
            <text:p>〜ラウドにいこうぜ！〜</text:p>
          </table:table-cell>
          <table:table-cell table:style-name="ce68" office:value-type="string" calcext:value-type="string">
            <text:p>秘密ロッカー / ホワイトルーザー / 驢馬</text:p>
            <text:p>TEXAS STYLE / ヘルメッツ / 他</text:p>
          </table:table-cell>
          <table:table-cell table:style-name="ce68" office:value-type="string" calcext:value-type="string">
            <text:p>OPEN 18:00 / START 18:30</text:p>
            <text:p>ADV¥2500 / DOOR¥3000</text:p>
            <text:p>【発売】LAWSON・LOFT 3/9〜</text:p>
            <text:p>●Lコード:74096</text:p>
          </table:table-cell>
          <table:table-cell table:number-columns-repeated="6"/>
        </table:table-row>
        <table:table-row table:style-name="ro26">
          <table:table-cell/>
          <table:table-cell table:style-name="ce48" office:value-type="float" office:value="4" calcext:value-type="float">
            <text:p>4</text:p>
          </table:table-cell>
          <table:table-cell table:style-name="ce51" office:value-type="string" calcext:value-type="string">
            <text:p>0327</text:p>
          </table:table-cell>
          <table:table-cell table:style-name="ce48" office:value-type="float" office:value="2" calcext:value-type="float">
            <text:p>2</text:p>
          </table:table-cell>
          <table:table-cell table:style-name="ce68" office:value-type="string" calcext:value-type="string">
            <text:p>【BAR LOUNGE】新宿LOFT×RUNAWAY</text:p>
            <text:p>『4.13 YONIGE vol.4 ～You nill gaga!!?～@渋谷STAR LOUNGE』</text:p>
            <text:p>前夜祭～全員集合～</text:p>
          </table:table-cell>
          <table:table-cell table:style-name="ce68" office:value-type="string" calcext:value-type="string">
            <text:p>RUNAWAY</text:p>
            <text:p>Taro from TGE</text:p>
            <text:p>Emily(HONEBONE)</text:p>
            <text:p>【DJ】</text:p>
            <text:p>SGURU (RUNAWAY)</text:p>
            <text:p>Shohey(The Great Escapes) </text:p>
            <text:p>TAAR</text:p>
            <text:p>兒玉太智(THE TOKYO)/ 他</text:p>
          </table:table-cell>
          <table:table-cell table:style-name="ce68" office:value-type="string" calcext:value-type="string">
            <text:p>OPEN 19:00 / START 19:00</text:p>
            <text:p>DOOR¥1500(2D込)</text:p>
            <text:p>【発売】LOFT 当日のみ</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8</text:p>
          </table:table-cell>
          <table:table-cell table:style-name="ce48" office:value-type="float" office:value="1" calcext:value-type="float">
            <text:p>1</text:p>
          </table:table-cell>
          <table:table-cell table:style-name="ce68" office:value-type="string" calcext:value-type="string">
            <text:p>SHIN-JUKE vol.6 after party</text:p>
          </table:table-cell>
          <table:table-cell table:style-name="ce68" office:value-type="string" calcext:value-type="string">
            <text:p>TREKKIE TRAX / HiBiKi　MaMeShiBa</text:p>
            <text:p>Nothto / DYIZ ...and more</text:p>
          </table:table-cell>
          <table:table-cell table:style-name="ce68" office:value-type="string" calcext:value-type="string">
            <text:p>OPEN 19:00 / START 19:00</text:p>
            <text:p>DOOR¥1000</text:p>
            <text:p>※飲み放題プランあり</text:p>
            <text:p>受付にて1D500円か飲み放題プランを選択できます。</text:p>
          </table:table-cell>
          <table:table-cell table:number-columns-repeated="6"/>
        </table:table-row>
        <table:table-row table:style-name="ro24">
          <table:table-cell/>
          <table:table-cell table:style-name="ce48" office:value-type="float" office:value="4" calcext:value-type="float">
            <text:p>4</text:p>
          </table:table-cell>
          <table:table-cell table:style-name="ce51" office:value-type="string" calcext:value-type="string">
            <text:p>0328</text:p>
          </table:table-cell>
          <table:table-cell table:style-name="ce48" office:value-type="float" office:value="2" calcext:value-type="float">
            <text:p>2</text:p>
          </table:table-cell>
          <table:table-cell table:style-name="ce68" office:value-type="string" calcext:value-type="string">
            <text:p>F.C.Pyro. ONLY!! “CLUB PYRO”</text:p>
            <text:p>～「CRAZY CRAZY IV」Release Party～</text:p>
          </table:table-cell>
          <table:table-cell table:style-name="ce68"/>
          <table:table-cell table:style-name="ce68" office:value-type="string" calcext:value-type="string">
            <text:p>OPEN 24:00 / START 24:00</text:p>
            <text:p>【お問い合わせ】F.C.Pyro 03-5759-1488 （平日14:00 – 18:00）</text:p>
          </table:table-cell>
          <table:table-cell table:number-columns-repeated="6"/>
        </table:table-row>
        <table:table-row table:style-name="ro25">
          <table:table-cell/>
          <table:table-cell table:style-name="ce48" office:value-type="float" office:value="4" calcext:value-type="float">
            <text:p>4</text:p>
          </table:table-cell>
          <table:table-cell table:style-name="ce51" office:value-type="string" calcext:value-type="string">
            <text:p>0329</text:p>
          </table:table-cell>
          <table:table-cell table:style-name="ce48" office:value-type="float" office:value="1" calcext:value-type="float">
            <text:p>1</text:p>
          </table:table-cell>
          <table:table-cell table:style-name="ce68" office:value-type="string" calcext:value-type="string">
            <text:p>THE LEAPS×MUTANT MONSTER</text:p>
            <text:p>｢GIRL’S SCREAM!!! TOUR FINAL</text:p>
          </table:table-cell>
          <table:table-cell table:style-name="ce68" office:value-type="string" calcext:value-type="string">
            <text:p>MUTANT MONSTER</text:p>
            <text:p>THE LEAPS</text:p>
            <text:p>【[opening act】鹿谷弥生 / Chirol</text:p>
          </table:table-cell>
          <table:table-cell table:style-name="ce68" office:value-type="string" calcext:value-type="string">
            <text:p>OPEN 17:30 / START 18:00</text:p>
            <text:p>ADV¥2000 / DOOR¥2500</text:p>
            <text:p>【発売】PIA・LAWSON・eplus・LOFT 2/4〜</text:p>
            <text:p>●Pコード:224-084/Lコード:70634</text:p>
            <text:p>※学生証提示で￥500キャッシュバック</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9</text:p>
          </table:table-cell>
          <table:table-cell table:style-name="ce48" office:value-type="float" office:value="2" calcext:value-type="float">
            <text:p>2</text:p>
          </table:table-cell>
          <table:table-cell table:style-name="ce68" office:value-type="string" calcext:value-type="string">
            <text:p>【BAR LOUNGE】</text:p>
            <text:p>[黒く塗り潰せ!Vol.10]</text:p>
          </table:table-cell>
          <table:table-cell table:style-name="ce68" office:value-type="string" calcext:value-type="string">
            <text:p>CHEERIO / JABARA</text:p>
            <text:p>屍 / OLEDICKFOGGY</text:p>
            <text:p>SKIZOPHRENIA / GASOLINE</text:p>
            <text:p>己是 / THE C-3'S</text:p>
          </table:table-cell>
          <table:table-cell table:style-name="ce68" office:value-type="string" calcext:value-type="string">
            <text:p>OPEN 23:30 / START 24:00</text:p>
            <text:p>DOOR¥1500</text:p>
            <text:p>【発売】当日券のみ</text:p>
          </table:table-cell>
          <table:table-cell table:number-columns-repeated="6"/>
        </table:table-row>
        <table:table-row table:style-name="ro27">
          <table:table-cell/>
          <table:table-cell table:style-name="ce48" office:value-type="float" office:value="4" calcext:value-type="float">
            <text:p>4</text:p>
          </table:table-cell>
          <table:table-cell table:style-name="ce51" office:value-type="string" calcext:value-type="string">
            <text:p>0330</text:p>
          </table:table-cell>
          <table:table-cell table:style-name="ce48" office:value-type="float" office:value="1" calcext:value-type="float">
            <text:p>1</text:p>
          </table:table-cell>
          <table:table-cell table:style-name="ce68" office:value-type="string" calcext:value-type="string">
            <text:p>バーミーフェス</text:p>
          </table:table-cell>
          <table:table-cell table:style-name="ce68" office:value-type="string" calcext:value-type="string">
            <text:p>セプテンバーミー / バンドごっこ（大阪）</text:p>
            <text:p>ジン / Rhycol. / 水上カルビ / fifi</text:p>
            <text:p>militarysniperpinfall / 或るミイ（千葉）</text:p>
            <text:p>CRAZY WEST MOUNTAIN / Cö shu Nie（大阪)</text:p>
            <text:p>palitextdestroy（名古屋）/THE RADIO NINE</text:p>
            <text:p>Radical Radio / RED JETS（富山） / 他</text:p>
          </table:table-cell>
          <table:table-cell table:style-name="ce68" office:value-type="string" calcext:value-type="string">
            <text:p>OPEN 13:30 / START 14:00</text:p>
            <text:p>ADV¥2500 / DOOR¥3000(2d別)</text:p>
            <text:p>【発売】LAWSON・eplus・LOFT 2/23〜</text:p>
            <text:p>●Lコード:78850</text:p>
            <text:p>※早割チケットあり ¥1500(2d別)</text:p>
            <text:p>☞セプテンバーミーのライブ会場で購入できます∞</text:p>
          </table:table-cell>
          <table:table-cell table:number-columns-repeated="6"/>
        </table:table-row>
        <table:table-row table:style-name="ro21">
          <table:table-cell/>
          <table:table-cell table:style-name="ce47" office:value-type="float" office:value="4" calcext:value-type="float">
            <text:p>4</text:p>
          </table:table-cell>
          <table:table-cell table:style-name="ce51" office:value-type="string" calcext:value-type="string">
            <text:p>0331</text:p>
          </table:table-cell>
          <table:table-cell table:style-name="ce57" office:value-type="float" office:value="1" calcext:value-type="float">
            <text:p>1</text:p>
          </table:table-cell>
          <table:table-cell table:style-name="ce66" office:value-type="string" calcext:value-type="string">
            <text:p>JUN TOGAWA BIRTHDAY LIVE 2014</text:p>
          </table:table-cell>
          <table:table-cell table:style-name="ce66" office:value-type="string" calcext:value-type="string">
            <text:p>戸川 純（ワンマン）</text:p>
          </table:table-cell>
          <table:table-cell table:style-name="ce66" office:value-type="string" calcext:value-type="string">
            <text:p>OPEN 18:00 / START 19:00</text:p>
            <text:p>ADV¥4000 / DOOR¥4500</text:p>
            <text:p>【発売】PIA・LAWSON・eplus・LOFT 1/11〜</text:p>
            <text:p>●Pコード：220-694 / Lコード:76595</text:p>
          </table:table-cell>
          <table:table-cell table:number-columns-repeated="6"/>
        </table:table-row>
        <table:table-row table:style-name="ro22">
          <table:table-cell/>
          <table:table-cell table:style-name="ce47" office:value-type="float" office:value="4" calcext:value-type="float">
            <text:p>4</text:p>
          </table:table-cell>
          <table:table-cell table:style-name="ce51" office:value-type="string" calcext:value-type="string">
            <text:p>0331</text:p>
          </table:table-cell>
          <table:table-cell table:style-name="ce57" office:value-type="float" office:value="2" calcext:value-type="float">
            <text:p>2</text:p>
          </table:table-cell>
          <table:table-cell table:style-name="ce67" office:value-type="string" calcext:value-type="string">
            <text:p>ゴッドバー</text:p>
          </table:table-cell>
          <table:table-cell table:style-name="ce67"/>
          <table:table-cell table:style-name="ce67" office:value-type="string" calcext:value-type="string">
            <text:p>OPEN 23:00 / START 23:00</text:p>
            <text:p>ORDER STOP_FOOD 27:30／DRINK 28:30</text:p>
            <text:p>CLOSE_29:00</text:p>
          </table:table-cell>
          <table:table-cell table:number-columns-repeated="6"/>
        </table:table-row>
        <table:table-row table:style-name="ro2" table:number-rows-repeated="1048383">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0000/00/00</text:date>, <text:time style:data-style-name="N2" text:time-value="12:28:15.644886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17T12:37:58.507550000</dc:date>
    <meta:generator>LibreOffice/4.2.1.1$MacOSX_X86_64 LibreOffice_project/d7dbbd7842e6a58b0f521599204e827654e1fb8b</meta:generator>
    <meta:editing-duration>PT11H38M23S</meta:editing-duration>
    <meta:editing-cycles>113</meta:editing-cycles>
    <meta:document-statistic meta:table-count="4" meta:cell-count="1323"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